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s_cache" table:style-name="ta1">
        <table:shapes>
          <draw:frame draw:z-index="0" draw:style-name="gr1" draw:text-style-name="P1" svg:width="159.77mm" svg:height="90.05mm" svg:x="17.75mm" svg:y="203.73mm">
            <loext:p draw:notify-on-update-of-ranges="ts_cache.A2:ts_cache.A17 ts_cache.B2:ts_cache.B17 ts_cache.C2:ts_cache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7mm" svg:height="90.05mm" svg:x="148.85mm" svg:y="182.21mm">
            <loext:p draw:notify-on-update-of-ranges="ts_cache.C1:ts_cache.C1 ts_cache.C2:ts_cache.C17 ts_cache.D1:ts_cache.D1 ts_cache.D2:ts_cache.D17 ts_cache.E1:ts_cache.E1 ts_cache.E2:ts_cache.E17 ts_cache.F1:ts_cache.F1 ts_cache.F2:ts_cache.F17 ts_cache.G1:ts_cache.G1 ts_cache.G2:ts_cache.G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8mm" svg:height="90.04mm" svg:x="332.93mm" svg:y="184.34mm">
            <loext:p draw:notify-on-update-of-ranges="ts_cache.C1:ts_cache.C1 ts_cache.C2:ts_cache.C17 ts_cache.D1:ts_cache.D1 ts_cache.D2:ts_cache.D17 ts_cache.E1:ts_cache.E1 ts_cache.E2:ts_cache.E17 ts_cache.F1:ts_cache.F1 ts_cache.F2:ts_cache.F17 ts_cache.G1:ts_cache.G1 ts_cache.G2:ts_cache.G17 ts_cache.H1:ts_cache.H1 ts_cache.H2:ts_cache.H17 ts_cache.I1:ts_cache.I1 ts_cache.I2:ts_cache.I17 ts_cache.J1:ts_cache.J1 ts_cache.J2:ts_cache.J17 ts_cache.K1:ts_cache.K1 ts_cache.K2:ts_cache.K17 ts_cache.L1:ts_cache.L1 ts_cache.L2:ts_cache.L17 ts_cache.M1:ts_cache.M1 ts_cache.M2:ts_cache.M17 ts_cache.N1:ts_cache.N1 ts_cache.N2:ts_cache.N17 ts_cache.O1:ts_cache.O1 ts_cache.O2:ts_cache.O17 ts_cache.P1:ts_cache.P1 ts_cache.P2:ts_cache.P17 ts_cache.Q1:ts_cache.Q1 ts_cache.Q2:ts_cache.Q17 ts_cache.R1:ts_cache.R1 ts_cache.R2:ts_cache.R17 ts_cache.S1:ts_cache.S1 ts_cache.S2:ts_cache.S17 ts_cache.T1:ts_cache.T1 ts_cache.T2:ts_cache.T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agentPrivateVariables</text:p>
          </table:table-cell>
          <table:table-cell office:value-type="string" calcext:value-type="string">
            <text:p>agentDomainSize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ia_pi</text:p>
          </table:table-cell>
          <table:table-cell office:value-type="string" calcext:value-type="string">
            <text:p>ia_pd</text:p>
          </table:table-cell>
          <table:table-cell office:value-type="string" calcext:value-type="string">
            <text:p>ia_pn</text:p>
          </table:table-cell>
          <table:table-cell office:value-type="string" calcext:value-type="string">
            <text:p>nia_pi</text:p>
          </table:table-cell>
          <table:table-cell office:value-type="string" calcext:value-type="string">
            <text:p>nia_pd</text:p>
          </table:table-cell>
          <table:table-cell office:value-type="string" calcext:value-type="string">
            <text:p>nia_pn</text:p>
          </table:table-cell>
          <table:table-cell office:value-type="string" calcext:value-type="string">
            <text:p>pi_pn</text:p>
          </table:table-cell>
          <table:table-cell office:value-type="string" calcext:value-type="string">
            <text:p>pd_pn</text:p>
          </table:table-cell>
          <table:table-cell office:value-type="string" calcext:value-type="string">
            <text:p>ia_pi_pn</text:p>
          </table:table-cell>
          <table:table-cell office:value-type="string" calcext:value-type="string">
            <text:p>ia_pd_pn</text:p>
          </table:table-cell>
          <table:table-cell office:value-type="string" calcext:value-type="string">
            <text:p>nia_pi_pn</text:p>
          </table:table-cell>
          <table:table-cell office:value-type="string" calcext:value-type="string">
            <text:p>nia_pd_p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068905956" calcext:value-type="float">
            <text:p>3.9068905956</text:p>
          </table:table-cell>
          <table:table-cell office:value-type="float" office:value="3.5849625007" calcext:value-type="float">
            <text:p>3.5849625007</text:p>
          </table:table-cell>
          <table:table-cell office:value-type="float" office:value="1.5849625007" calcext:value-type="float">
            <text:p>1.5849625007</text:p>
          </table:table-cell>
          <table:table-cell office:value-type="float" office:value="3.1699250014" calcext:value-type="float">
            <text:p>3.1699250014</text:p>
          </table:table-cell>
          <table:table-cell office:value-type="float" office:value="3.9068905956" calcext:value-type="float">
            <text:p>3.9068905956</text:p>
          </table:table-cell>
          <table:table-cell table:number-columns-repeated="2" office:value-type="float" office:value="3.1699250014" calcext:value-type="float">
            <text:p>3.1699250014</text:p>
          </table:table-cell>
          <table:table-cell office:value-type="float" office:value="3.5849625007" calcext:value-type="float">
            <text:p>3.5849625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5849625007" calcext:value-type="float">
            <text:p>1.5849625007</text:p>
          </table:table-cell>
          <table:table-cell office:value-type="float" office:value="0" calcext:value-type="float">
            <text:p>0</text:p>
          </table:table-cell>
          <table:table-cell office:value-type="float" office:value="2.8073549221" calcext:value-type="float">
            <text:p>2.8073549221</text:p>
          </table:table-cell>
          <table:table-cell office:value-type="float" office:value="3.1699250014" calcext:value-type="float">
            <text:p>3.1699250014</text:p>
          </table:table-cell>
          <table:table-cell office:value-type="float" office:value="2.8073549221" calcext:value-type="float">
            <text:p>2.80735492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9971794809" calcext:value-type="float">
            <text:p>8.9971794809</text:p>
          </table:table-cell>
          <table:table-cell office:value-type="float" office:value="8.8073549221" calcext:value-type="float">
            <text:p>8.8073549221</text:p>
          </table:table-cell>
          <table:table-cell office:value-type="float" office:value="5.9772799235" calcext:value-type="float">
            <text:p>5.9772799235</text:p>
          </table:table-cell>
          <table:table-cell office:value-type="float" office:value="8.4220647662" calcext:value-type="float">
            <text:p>8.4220647662</text:p>
          </table:table-cell>
          <table:table-cell office:value-type="float" office:value="8.9971794809" calcext:value-type="float">
            <text:p>8.9971794809</text:p>
          </table:table-cell>
          <table:table-cell table:number-columns-repeated="2" office:value-type="float" office:value="8.4220647662" calcext:value-type="float">
            <text:p>8.4220647662</text:p>
          </table:table-cell>
          <table:table-cell office:value-type="float" office:value="8.8073549221" calcext:value-type="float">
            <text:p>8.8073549221</text:p>
          </table:table-cell>
          <table:table-cell office:value-type="float" office:value="8.3037807482" calcext:value-type="float">
            <text:p>8.3037807482</text:p>
          </table:table-cell>
          <table:table-cell office:value-type="float" office:value="0" calcext:value-type="float">
            <text:p>0</text:p>
          </table:table-cell>
          <table:table-cell office:value-type="float" office:value="5.9772799235" calcext:value-type="float">
            <text:p>5.9772799235</text:p>
          </table:table-cell>
          <table:table-cell office:value-type="float" office:value="4.7548875022" calcext:value-type="float">
            <text:p>4.7548875022</text:p>
          </table:table-cell>
          <table:table-cell office:value-type="float" office:value="8.0498485495" calcext:value-type="float">
            <text:p>8.0498485495</text:p>
          </table:table-cell>
          <table:table-cell office:value-type="float" office:value="8.4220647662" calcext:value-type="float">
            <text:p>8.4220647662</text:p>
          </table:table-cell>
          <table:table-cell office:value-type="float" office:value="8.0498485495" calcext:value-type="float">
            <text:p>8.0498485495</text:p>
          </table:table-cell>
          <table:table-cell office:value-type="float" office:value="8.3037807482" calcext:value-type="float">
            <text:p>8.3037807482</text:p>
          </table:table-cell>
          <table:table-cell office:value-type="float" office:value="0" calcext:value-type="float">
            <text:p>0</text:p>
          </table:table-cell>
          <table:table-cell office:value-type="float" office:value="4.7548875022" calcext:value-type="float">
            <text:p>4.7548875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.9999779861" calcext:value-type="float">
            <text:p>15.9999779861</text:p>
          </table:table-cell>
          <table:table-cell office:value-type="float" office:value="15.9068905956" calcext:value-type="float">
            <text:p>15.9068905956</text:p>
          </table:table-cell>
          <table:table-cell office:value-type="float" office:value="11.9996477365" calcext:value-type="float">
            <text:p>11.9996477365</text:p>
          </table:table-cell>
          <table:table-cell office:value-type="float" office:value="15.6275623824" calcext:value-type="float">
            <text:p>15.6275623824</text:p>
          </table:table-cell>
          <table:table-cell office:value-type="float" office:value="15.9999779861" calcext:value-type="float">
            <text:p>15.9999779861</text:p>
          </table:table-cell>
          <table:table-cell table:number-columns-repeated="2" office:value-type="float" office:value="15.6275623824" calcext:value-type="float">
            <text:p>15.6275623824</text:p>
          </table:table-cell>
          <table:table-cell office:value-type="float" office:value="15.9068905956" calcext:value-type="float">
            <text:p>15.9068905956</text:p>
          </table:table-cell>
          <table:table-cell office:value-type="float" office:value="15.5574637016" calcext:value-type="float">
            <text:p>15.5574637016</text:p>
          </table:table-cell>
          <table:table-cell office:value-type="float" office:value="0" calcext:value-type="float">
            <text:p>0</text:p>
          </table:table-cell>
          <table:table-cell office:value-type="float" office:value="11.9996477365" calcext:value-type="float">
            <text:p>11.9996477365</text:p>
          </table:table-cell>
          <table:table-cell office:value-type="float" office:value="11.2294196882" calcext:value-type="float">
            <text:p>11.2294196882</text:p>
          </table:table-cell>
          <table:table-cell office:value-type="float" office:value="15.3409280034" calcext:value-type="float">
            <text:p>15.3409280034</text:p>
          </table:table-cell>
          <table:table-cell office:value-type="float" office:value="15.6275623824" calcext:value-type="float">
            <text:p>15.6275623824</text:p>
          </table:table-cell>
          <table:table-cell office:value-type="float" office:value="15.3409280034" calcext:value-type="float">
            <text:p>15.3409280034</text:p>
          </table:table-cell>
          <table:table-cell office:value-type="float" office:value="15.5574637016" calcext:value-type="float">
            <text:p>15.5574637016</text:p>
          </table:table-cell>
          <table:table-cell office:value-type="float" office:value="0" calcext:value-type="float">
            <text:p>0</text:p>
          </table:table-cell>
          <table:table-cell office:value-type="float" office:value="11.2294196882" calcext:value-type="float">
            <text:p>11.2294196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.999999957" calcext:value-type="float">
            <text:p>24.999999957</text:p>
          </table:table-cell>
          <table:table-cell office:value-type="float" office:value="24.9541963104" calcext:value-type="float">
            <text:p>24.9541963104</text:p>
          </table:table-cell>
          <table:table-cell office:value-type="float" office:value="19.9999986241" calcext:value-type="float">
            <text:p>19.9999986241</text:p>
          </table:table-cell>
          <table:table-cell office:value-type="float" office:value="24.7709815519" calcext:value-type="float">
            <text:p>24.7709815519</text:p>
          </table:table-cell>
          <table:table-cell office:value-type="float" office:value="24.999999957" calcext:value-type="float">
            <text:p>24.999999957</text:p>
          </table:table-cell>
          <table:table-cell table:number-columns-repeated="2" office:value-type="float" office:value="24.7709815519" calcext:value-type="float">
            <text:p>24.7709815519</text:p>
          </table:table-cell>
          <table:table-cell office:value-type="float" office:value="24.9541963104" calcext:value-type="float">
            <text:p>24.9541963104</text:p>
          </table:table-cell>
          <table:table-cell office:value-type="float" office:value="24.7321980712" calcext:value-type="float">
            <text:p>24.7321980712</text:p>
          </table:table-cell>
          <table:table-cell office:value-type="float" office:value="0" calcext:value-type="float">
            <text:p>0</text:p>
          </table:table-cell>
          <table:table-cell office:value-type="float" office:value="19.9999986241" calcext:value-type="float">
            <text:p>19.9999986241</text:p>
          </table:table-cell>
          <table:table-cell office:value-type="float" office:value="19.534452978" calcext:value-type="float">
            <text:p>19.534452978</text:p>
          </table:table-cell>
          <table:table-cell office:value-type="float" office:value="24.5753047796" calcext:value-type="float">
            <text:p>24.5753047796</text:p>
          </table:table-cell>
          <table:table-cell office:value-type="float" office:value="24.7709815519" calcext:value-type="float">
            <text:p>24.7709815519</text:p>
          </table:table-cell>
          <table:table-cell office:value-type="float" office:value="24.5753047796" calcext:value-type="float">
            <text:p>24.5753047796</text:p>
          </table:table-cell>
          <table:table-cell office:value-type="float" office:value="24.7321980712" calcext:value-type="float">
            <text:p>24.7321980712</text:p>
          </table:table-cell>
          <table:table-cell office:value-type="float" office:value="0" calcext:value-type="float">
            <text:p>0</text:p>
          </table:table-cell>
          <table:table-cell office:value-type="float" office:value="19.534452978" calcext:value-type="float">
            <text:p>19.534452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5.9772799235" calcext:value-type="float">
            <text:p>35.9772799235</text:p>
          </table:table-cell>
          <table:table-cell office:value-type="float" office:value="29.9999999987" calcext:value-type="float">
            <text:p>29.9999999987</text:p>
          </table:table-cell>
          <table:table-cell office:value-type="float" office:value="35.863679541" calcext:value-type="float">
            <text:p>35.8636795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.863679541" calcext:value-type="float">
            <text:p>35.863679541</text:p>
          </table:table-cell>
          <table:table-cell office:value-type="float" office:value="35.9772799235" calcext:value-type="float">
            <text:p>35.9772799235</text:p>
          </table:table-cell>
          <table:table-cell office:value-type="float" office:value="35.8430541525" calcext:value-type="float">
            <text:p>35.8430541525</text:p>
          </table:table-cell>
          <table:table-cell office:value-type="float" office:value="0" calcext:value-type="float">
            <text:p>0</text:p>
          </table:table-cell>
          <table:table-cell office:value-type="float" office:value="29.9999999987" calcext:value-type="float">
            <text:p>29.9999999987</text:p>
          </table:table-cell>
          <table:table-cell office:value-type="float" office:value="29.7251778623" calcext:value-type="float">
            <text:p>29.7251778623</text:p>
          </table:table-cell>
          <table:table-cell office:value-type="float" office:value="35.7395019591" calcext:value-type="float">
            <text:p>35.7395019591</text:p>
          </table:table-cell>
          <table:table-cell office:value-type="float" office:value="35.863679541" calcext:value-type="float">
            <text:p>35.863679541</text:p>
          </table:table-cell>
          <table:table-cell office:value-type="float" office:value="35.7395019591" calcext:value-type="float">
            <text:p>35.7395019591</text:p>
          </table:table-cell>
          <table:table-cell office:value-type="float" office:value="35.8430541525" calcext:value-type="float">
            <text:p>35.8430541525</text:p>
          </table:table-cell>
          <table:table-cell office:value-type="float" office:value="0" calcext:value-type="float">
            <text:p>0</text:p>
          </table:table-cell>
          <table:table-cell office:value-type="float" office:value="29.7251778623" calcext:value-type="float">
            <text:p>29.7251778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8.9886846868" calcext:value-type="float">
            <text:p>48.9886846868</text:p>
          </table:table-cell>
          <table:table-cell office:value-type="float" office:value="42" calcext:value-type="float">
            <text:p>42</text:p>
          </table:table-cell>
          <table:table-cell office:value-type="float" office:value="48.9207928074" calcext:value-type="float">
            <text:p>48.920792807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.9207928074" calcext:value-type="float">
            <text:p>48.9207928074</text:p>
          </table:table-cell>
          <table:table-cell office:value-type="float" office:value="48.9886846868" calcext:value-type="float">
            <text:p>48.9886846868</text:p>
          </table:table-cell>
          <table:table-cell office:value-type="float" office:value="48.9100888976" calcext:value-type="float">
            <text:p>48.910088897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.8409594645" calcext:value-type="float">
            <text:p>41.8409594645</text:p>
          </table:table-cell>
          <table:table-cell office:value-type="float" office:value="48.8457737284" calcext:value-type="float">
            <text:p>48.8457737284</text:p>
          </table:table-cell>
          <table:table-cell office:value-type="float" office:value="48.9207928074" calcext:value-type="float">
            <text:p>48.9207928074</text:p>
          </table:table-cell>
          <table:table-cell office:value-type="float" office:value="48.8457737284" calcext:value-type="float">
            <text:p>48.8457737284</text:p>
          </table:table-cell>
          <table:table-cell office:value-type="float" office:value="48.9100888976" calcext:value-type="float">
            <text:p>48.9100888976</text:p>
          </table:table-cell>
          <table:table-cell office:value-type="float" office:value="0" calcext:value-type="float">
            <text:p>0</text:p>
          </table:table-cell>
          <table:table-cell office:value-type="float" office:value="41.8409594645" calcext:value-type="float">
            <text:p>41.84095946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.8137811912" calcext:value-type="float">
            <text:p>7.8137811912</text:p>
          </table:table-cell>
          <table:table-cell office:value-type="float" office:value="7.1699250014" calcext:value-type="float">
            <text:p>7.1699250014</text:p>
          </table:table-cell>
          <table:table-cell office:value-type="float" office:value="5.1699250014" calcext:value-type="float">
            <text:p>5.1699250014</text:p>
          </table:table-cell>
          <table:table-cell office:value-type="float" office:value="6.3398500029" calcext:value-type="float">
            <text:p>6.3398500029</text:p>
          </table:table-cell>
          <table:table-cell office:value-type="float" office:value="7.8137811912" calcext:value-type="float">
            <text:p>7.8137811912</text:p>
          </table:table-cell>
          <table:table-cell table:number-columns-repeated="2" office:value-type="float" office:value="6.3398500029" calcext:value-type="float">
            <text:p>6.3398500029</text:p>
          </table:table-cell>
          <table:table-cell office:value-type="float" office:value="7.1699250014" calcext:value-type="float">
            <text:p>7.1699250014</text:p>
          </table:table-cell>
          <table:table-cell office:value-type="float" office:value="6" calcext:value-type="float">
            <text:p>6</text:p>
          </table:table-cell>
          <table:table-cell office:value-type="float" office:value="4.7548875022" calcext:value-type="float">
            <text:p>4.7548875022</text:p>
          </table:table-cell>
          <table:table-cell office:value-type="float" office:value="5.1699250014" calcext:value-type="float">
            <text:p>5.1699250014</text:p>
          </table:table-cell>
          <table:table-cell office:value-type="float" office:value="3" calcext:value-type="float">
            <text:p>3</text:p>
          </table:table-cell>
          <table:table-cell office:value-type="float" office:value="5.6147098441" calcext:value-type="float">
            <text:p>5.6147098441</text:p>
          </table:table-cell>
          <table:table-cell office:value-type="float" office:value="6.3398500029" calcext:value-type="float">
            <text:p>6.3398500029</text:p>
          </table:table-cell>
          <table:table-cell office:value-type="float" office:value="5.6147098441" calcext:value-type="float">
            <text:p>5.6147098441</text:p>
          </table:table-cell>
          <table:table-cell office:value-type="float" office:value="6" calcext:value-type="float">
            <text:p>6</text:p>
          </table:table-cell>
          <table:table-cell office:value-type="float" office:value="2.8073549221" calcext:value-type="float">
            <text:p>2.8073549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.9943589619" calcext:value-type="float">
            <text:p>17.9943589619</text:p>
          </table:table-cell>
          <table:table-cell office:value-type="float" office:value="17.6147098441" calcext:value-type="float">
            <text:p>17.6147098441</text:p>
          </table:table-cell>
          <table:table-cell office:value-type="float" office:value="14.7846348456" calcext:value-type="float">
            <text:p>14.7846348456</text:p>
          </table:table-cell>
          <table:table-cell office:value-type="float" office:value="16.8441295323" calcext:value-type="float">
            <text:p>16.8441295323</text:p>
          </table:table-cell>
          <table:table-cell office:value-type="float" office:value="17.9943589619" calcext:value-type="float">
            <text:p>17.9943589619</text:p>
          </table:table-cell>
          <table:table-cell table:number-columns-repeated="2" office:value-type="float" office:value="16.8441295323" calcext:value-type="float">
            <text:p>16.8441295323</text:p>
          </table:table-cell>
          <table:table-cell office:value-type="float" office:value="17.6147098441" calcext:value-type="float">
            <text:p>17.6147098441</text:p>
          </table:table-cell>
          <table:table-cell office:value-type="float" office:value="16.6075614964" calcext:value-type="float">
            <text:p>16.6075614964</text:p>
          </table:table-cell>
          <table:table-cell office:value-type="float" office:value="14.0367746103" calcext:value-type="float">
            <text:p>14.0367746103</text:p>
          </table:table-cell>
          <table:table-cell office:value-type="float" office:value="14.7846348456" calcext:value-type="float">
            <text:p>14.7846348456</text:p>
          </table:table-cell>
          <table:table-cell office:value-type="float" office:value="13.0586682503" calcext:value-type="float">
            <text:p>13.0586682503</text:p>
          </table:table-cell>
          <table:table-cell office:value-type="float" office:value="16.0996970989" calcext:value-type="float">
            <text:p>16.0996970989</text:p>
          </table:table-cell>
          <table:table-cell office:value-type="float" office:value="16.8441295323" calcext:value-type="float">
            <text:p>16.8441295323</text:p>
          </table:table-cell>
          <table:table-cell office:value-type="float" office:value="16.0996970989" calcext:value-type="float">
            <text:p>16.0996970989</text:p>
          </table:table-cell>
          <table:table-cell office:value-type="float" office:value="16.6075614964" calcext:value-type="float">
            <text:p>16.6075614964</text:p>
          </table:table-cell>
          <table:table-cell office:value-type="float" office:value="12.6937047392" calcext:value-type="float">
            <text:p>12.6937047392</text:p>
          </table:table-cell>
          <table:table-cell office:value-type="float" office:value="13.0586682503" calcext:value-type="float">
            <text:p>13.0586682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.9999559721" calcext:value-type="float">
            <text:p>31.9999559721</text:p>
          </table:table-cell>
          <table:table-cell office:value-type="float" office:value="31.8137811912" calcext:value-type="float">
            <text:p>31.8137811912</text:p>
          </table:table-cell>
          <table:table-cell office:value-type="float" office:value="27.9065383321" calcext:value-type="float">
            <text:p>27.9065383321</text:p>
          </table:table-cell>
          <table:table-cell office:value-type="float" office:value="31.2551247649" calcext:value-type="float">
            <text:p>31.2551247649</text:p>
          </table:table-cell>
          <table:table-cell office:value-type="float" office:value="31.9999559721" calcext:value-type="float">
            <text:p>31.9999559721</text:p>
          </table:table-cell>
          <table:table-cell table:number-columns-repeated="2" office:value-type="float" office:value="31.2551247649" calcext:value-type="float">
            <text:p>31.2551247649</text:p>
          </table:table-cell>
          <table:table-cell office:value-type="float" office:value="31.8137811912" calcext:value-type="float">
            <text:p>31.8137811912</text:p>
          </table:table-cell>
          <table:table-cell office:value-type="float" office:value="31.1149274032" calcext:value-type="float">
            <text:p>31.1149274032</text:p>
          </table:table-cell>
          <table:table-cell office:value-type="float" office:value="27.3482341693" calcext:value-type="float">
            <text:p>27.3482341693</text:p>
          </table:table-cell>
          <table:table-cell office:value-type="float" office:value="27.9065383321" calcext:value-type="float">
            <text:p>27.9065383321</text:p>
          </table:table-cell>
          <table:table-cell office:value-type="float" office:value="26.7868833898" calcext:value-type="float">
            <text:p>26.7868833898</text:p>
          </table:table-cell>
          <table:table-cell office:value-type="float" office:value="30.6818560069" calcext:value-type="float">
            <text:p>30.6818560069</text:p>
          </table:table-cell>
          <table:table-cell office:value-type="float" office:value="31.2551247649" calcext:value-type="float">
            <text:p>31.2551247649</text:p>
          </table:table-cell>
          <table:table-cell office:value-type="float" office:value="30.6818560069" calcext:value-type="float">
            <text:p>30.6818560069</text:p>
          </table:table-cell>
          <table:table-cell office:value-type="float" office:value="31.1149274032" calcext:value-type="float">
            <text:p>31.1149274032</text:p>
          </table:table-cell>
          <table:table-cell office:value-type="float" office:value="26.4184113603" calcext:value-type="float">
            <text:p>26.4184113603</text:p>
          </table:table-cell>
          <table:table-cell office:value-type="float" office:value="26.7868833898" calcext:value-type="float">
            <text:p>26.7868833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.7206717868" calcext:value-type="float">
            <text:p>11.7206717868</text:p>
          </table:table-cell>
          <table:table-cell office:value-type="float" office:value="10.7548875022" calcext:value-type="float">
            <text:p>10.7548875022</text:p>
          </table:table-cell>
          <table:table-cell office:value-type="float" office:value="8.7548875022" calcext:value-type="float">
            <text:p>8.7548875022</text:p>
          </table:table-cell>
          <table:table-cell office:value-type="float" office:value="9.5097750043" calcext:value-type="float">
            <text:p>9.5097750043</text:p>
          </table:table-cell>
          <table:table-cell office:value-type="float" office:value="11.7206717868" calcext:value-type="float">
            <text:p>11.7206717868</text:p>
          </table:table-cell>
          <table:table-cell table:number-columns-repeated="2" office:value-type="float" office:value="9.5097750043" calcext:value-type="float">
            <text:p>9.5097750043</text:p>
          </table:table-cell>
          <table:table-cell office:value-type="float" office:value="10.7548875022" calcext:value-type="float">
            <text:p>10.7548875022</text:p>
          </table:table-cell>
          <table:table-cell office:value-type="float" office:value="9" calcext:value-type="float">
            <text:p>9</text:p>
          </table:table-cell>
          <table:table-cell office:value-type="float" office:value="7.9248125036" calcext:value-type="float">
            <text:p>7.9248125036</text:p>
          </table:table-cell>
          <table:table-cell office:value-type="float" office:value="8.7548875022" calcext:value-type="float">
            <text:p>8.7548875022</text:p>
          </table:table-cell>
          <table:table-cell office:value-type="float" office:value="6" calcext:value-type="float">
            <text:p>6</text:p>
          </table:table-cell>
          <table:table-cell office:value-type="float" office:value="8.4220647662" calcext:value-type="float">
            <text:p>8.4220647662</text:p>
          </table:table-cell>
          <table:table-cell office:value-type="float" office:value="9.5097750043" calcext:value-type="float">
            <text:p>9.5097750043</text:p>
          </table:table-cell>
          <table:table-cell office:value-type="float" office:value="8.4220647662" calcext:value-type="float">
            <text:p>8.4220647662</text:p>
          </table:table-cell>
          <table:table-cell office:value-type="float" office:value="9" calcext:value-type="float">
            <text:p>9</text:p>
          </table:table-cell>
          <table:table-cell office:value-type="float" office:value="5.6147098441" calcext:value-type="float">
            <text:p>5.6147098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9915384428" calcext:value-type="float">
            <text:p>26.9915384428</text:p>
          </table:table-cell>
          <table:table-cell office:value-type="float" office:value="26.4220647662" calcext:value-type="float">
            <text:p>26.4220647662</text:p>
          </table:table-cell>
          <table:table-cell office:value-type="float" office:value="23.5919897676" calcext:value-type="float">
            <text:p>23.5919897676</text:p>
          </table:table-cell>
          <table:table-cell office:value-type="float" office:value="25.2661942985" calcext:value-type="float">
            <text:p>25.2661942985</text:p>
          </table:table-cell>
          <table:table-cell office:value-type="float" office:value="26.9915384428" calcext:value-type="float">
            <text:p>26.9915384428</text:p>
          </table:table-cell>
          <table:table-cell table:number-columns-repeated="2" office:value-type="float" office:value="25.2661942985" calcext:value-type="float">
            <text:p>25.2661942985</text:p>
          </table:table-cell>
          <table:table-cell office:value-type="float" office:value="26.4220647662" calcext:value-type="float">
            <text:p>26.4220647662</text:p>
          </table:table-cell>
          <table:table-cell office:value-type="float" office:value="24.9113422445" calcext:value-type="float">
            <text:p>24.9113422445</text:p>
          </table:table-cell>
          <table:table-cell office:value-type="float" office:value="22.4588393765" calcext:value-type="float">
            <text:p>22.4588393765</text:p>
          </table:table-cell>
          <table:table-cell office:value-type="float" office:value="23.5919897676" calcext:value-type="float">
            <text:p>23.5919897676</text:p>
          </table:table-cell>
          <table:table-cell office:value-type="float" office:value="21.3624489985" calcext:value-type="float">
            <text:p>21.3624489985</text:p>
          </table:table-cell>
          <table:table-cell office:value-type="float" office:value="24.1495456484" calcext:value-type="float">
            <text:p>24.1495456484</text:p>
          </table:table-cell>
          <table:table-cell office:value-type="float" office:value="25.2661942985" calcext:value-type="float">
            <text:p>25.2661942985</text:p>
          </table:table-cell>
          <table:table-cell office:value-type="float" office:value="24.1495456484" calcext:value-type="float">
            <text:p>24.1495456484</text:p>
          </table:table-cell>
          <table:table-cell office:value-type="float" office:value="24.9113422445" calcext:value-type="float">
            <text:p>24.9113422445</text:p>
          </table:table-cell>
          <table:table-cell office:value-type="float" office:value="20.7435532887" calcext:value-type="float">
            <text:p>20.7435532887</text:p>
          </table:table-cell>
          <table:table-cell office:value-type="float" office:value="21.3624489985" calcext:value-type="float">
            <text:p>21.3624489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.6275623824" calcext:value-type="float">
            <text:p>15.6275623824</text:p>
          </table:table-cell>
          <table:table-cell office:value-type="float" office:value="14.3398500029" calcext:value-type="float">
            <text:p>14.3398500029</text:p>
          </table:table-cell>
          <table:table-cell office:value-type="float" office:value="12.3398500029" calcext:value-type="float">
            <text:p>12.3398500029</text:p>
          </table:table-cell>
          <table:table-cell office:value-type="float" office:value="12.6797000058" calcext:value-type="float">
            <text:p>12.6797000058</text:p>
          </table:table-cell>
          <table:table-cell office:value-type="float" office:value="15.6275623824" calcext:value-type="float">
            <text:p>15.6275623824</text:p>
          </table:table-cell>
          <table:table-cell table:number-columns-repeated="2" office:value-type="float" office:value="12.6797000058" calcext:value-type="float">
            <text:p>12.6797000058</text:p>
          </table:table-cell>
          <table:table-cell office:value-type="float" office:value="14.3398500029" calcext:value-type="float">
            <text:p>14.3398500029</text:p>
          </table:table-cell>
          <table:table-cell office:value-type="float" office:value="12" calcext:value-type="float">
            <text:p>12</text:p>
          </table:table-cell>
          <table:table-cell office:value-type="float" office:value="11.094737505" calcext:value-type="float">
            <text:p>11.094737505</text:p>
          </table:table-cell>
          <table:table-cell office:value-type="float" office:value="12.3398500029" calcext:value-type="float">
            <text:p>12.3398500029</text:p>
          </table:table-cell>
          <table:table-cell office:value-type="float" office:value="9" calcext:value-type="float">
            <text:p>9</text:p>
          </table:table-cell>
          <table:table-cell office:value-type="float" office:value="11.2294196882" calcext:value-type="float">
            <text:p>11.2294196882</text:p>
          </table:table-cell>
          <table:table-cell office:value-type="float" office:value="12.6797000058" calcext:value-type="float">
            <text:p>12.6797000058</text:p>
          </table:table-cell>
          <table:table-cell office:value-type="float" office:value="11.2294196882" calcext:value-type="float">
            <text:p>11.2294196882</text:p>
          </table:table-cell>
          <table:table-cell office:value-type="float" office:value="12" calcext:value-type="float">
            <text:p>12</text:p>
          </table:table-cell>
          <table:table-cell office:value-type="float" office:value="8.4220647662" calcext:value-type="float">
            <text:p>8.42206476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.534452978" calcext:value-type="float">
            <text:p>19.534452978</text:p>
          </table:table-cell>
          <table:table-cell office:value-type="float" office:value="17.9248125036" calcext:value-type="float">
            <text:p>17.9248125036</text:p>
          </table:table-cell>
          <table:table-cell office:value-type="float" office:value="15.9248125036" calcext:value-type="float">
            <text:p>15.9248125036</text:p>
          </table:table-cell>
          <table:table-cell office:value-type="float" office:value="15.8496250072" calcext:value-type="float">
            <text:p>15.8496250072</text:p>
          </table:table-cell>
          <table:table-cell office:value-type="float" office:value="19.534452978" calcext:value-type="float">
            <text:p>19.534452978</text:p>
          </table:table-cell>
          <table:table-cell table:number-columns-repeated="2" office:value-type="float" office:value="15.8496250072" calcext:value-type="float">
            <text:p>15.8496250072</text:p>
          </table:table-cell>
          <table:table-cell office:value-type="float" office:value="17.9248125036" calcext:value-type="float">
            <text:p>17.9248125036</text:p>
          </table:table-cell>
          <table:table-cell office:value-type="float" office:value="15" calcext:value-type="float">
            <text:p>15</text:p>
          </table:table-cell>
          <table:table-cell office:value-type="float" office:value="14.2646625065" calcext:value-type="float">
            <text:p>14.2646625065</text:p>
          </table:table-cell>
          <table:table-cell office:value-type="float" office:value="15.9248125036" calcext:value-type="float">
            <text:p>15.9248125036</text:p>
          </table:table-cell>
          <table:table-cell office:value-type="float" office:value="12" calcext:value-type="float">
            <text:p>12</text:p>
          </table:table-cell>
          <table:table-cell office:value-type="float" office:value="14.0367746103" calcext:value-type="float">
            <text:p>14.0367746103</text:p>
          </table:table-cell>
          <table:table-cell office:value-type="float" office:value="15.8496250072" calcext:value-type="float">
            <text:p>15.8496250072</text:p>
          </table:table-cell>
          <table:table-cell office:value-type="float" office:value="14.0367746103" calcext:value-type="float">
            <text:p>14.0367746103</text:p>
          </table:table-cell>
          <table:table-cell office:value-type="float" office:value="15" calcext:value-type="float">
            <text:p>15</text:p>
          </table:table-cell>
          <table:table-cell office:value-type="float" office:value="11.2294196882" calcext:value-type="float">
            <text:p>11.229419688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formula="of:=[.D3]/[.$C3]" office:value-type="float" office:value="0.917599920698429" calcext:value-type="float">
            <text:p>0.9175999207</text:p>
          </table:table-cell>
          <table:table-cell table:formula="of:=[.E3]/[.$C3]" office:value-type="float" office:value="0.405683871077682" calcext:value-type="float">
            <text:p>0.4056838711</text:p>
          </table:table-cell>
          <table:table-cell table:formula="of:=[.F3]/[.$C3]" office:value-type="float" office:value="0.811367742155365" calcext:value-type="float">
            <text:p>0.8113677422</text:p>
          </table:table-cell>
          <table:table-cell table:formula="of:=[.G3]/[.$C3]" office:value-type="float" office:value="1" calcext:value-type="float">
            <text:p>1</text:p>
          </table:table-cell>
          <table:table-cell table:formula="of:=[.H3]/[.$C3]" office:value-type="float" office:value="0.811367742155365" calcext:value-type="float">
            <text:p>0.8113677422</text:p>
          </table:table-cell>
          <table:table-cell table:formula="of:=[.I3]/[.$C3]" office:value-type="float" office:value="0.811367742155365" calcext:value-type="float">
            <text:p>0.8113677422</text:p>
          </table:table-cell>
          <table:table-cell table:formula="of:=[.J3]/[.$C3]" office:value-type="float" office:value="0.917599920698429" calcext:value-type="float">
            <text:p>0.9175999207</text:p>
          </table:table-cell>
          <table:table-cell table:formula="of:=[.K3]/[.$C3]" office:value-type="float" office:value="0.767874074431121" calcext:value-type="float">
            <text:p>0.7678740744</text:p>
          </table:table-cell>
          <table:table-cell/>
          <table:table-cell table:formula="of:=[.M3]/[.$C3]" office:value-type="float" office:value="0.405683871077682" calcext:value-type="float">
            <text:p>0.4056838711</text:p>
          </table:table-cell>
          <table:table-cell/>
          <table:table-cell table:formula="of:=[.O3]/[.$C3]" office:value-type="float" office:value="0.718565020802396" calcext:value-type="float">
            <text:p>0.7185650208</text:p>
          </table:table-cell>
          <table:table-cell table:formula="of:=[.P3]/[.$C3]" office:value-type="float" office:value="0.811367742155365" calcext:value-type="float">
            <text:p>0.8113677422</text:p>
          </table:table-cell>
          <table:table-cell table:formula="of:=[.Q3]/[.$C3]" office:value-type="float" office:value="0.718565020802396" calcext:value-type="float">
            <text:p>0.7185650208</text:p>
          </table:table-cell>
          <table:table-cell table:formula="of:=[.R3]/[.$C3]" office:value-type="float" office:value="0.767874074431121" calcext:value-type="float">
            <text:p>0.76787407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]/[.$C4]" office:value-type="float" office:value="0.978901770360036" calcext:value-type="float">
            <text:p>0.9789017704</text:p>
          </table:table-cell>
          <table:table-cell table:formula="of:=[.E4]/[.$C4]" office:value-type="float" office:value="0.664350415170565" calcext:value-type="float">
            <text:p>0.6643504152</text:p>
          </table:table-cell>
          <table:table-cell table:formula="of:=[.F4]/[.$C4]" office:value-type="float" office:value="0.936078332557342" calcext:value-type="float">
            <text:p>0.9360783326</text:p>
          </table:table-cell>
          <table:table-cell table:formula="of:=[.G4]/[.$C4]" office:value-type="float" office:value="1" calcext:value-type="float">
            <text:p>1</text:p>
          </table:table-cell>
          <table:table-cell table:formula="of:=[.H4]/[.$C4]" office:value-type="float" office:value="0.936078332557342" calcext:value-type="float">
            <text:p>0.9360783326</text:p>
          </table:table-cell>
          <table:table-cell table:formula="of:=[.I4]/[.$C4]" office:value-type="float" office:value="0.936078332557342" calcext:value-type="float">
            <text:p>0.9360783326</text:p>
          </table:table-cell>
          <table:table-cell table:formula="of:=[.J4]/[.$C4]" office:value-type="float" office:value="0.978901770360036" calcext:value-type="float">
            <text:p>0.9789017704</text:p>
          </table:table-cell>
          <table:table-cell table:formula="of:=[.K4]/[.$C4]" office:value-type="float" office:value="0.922931543805255" calcext:value-type="float">
            <text:p>0.9229315438</text:p>
          </table:table-cell>
          <table:table-cell/>
          <table:table-cell table:formula="of:=[.M4]/[.$C4]" office:value-type="float" office:value="0.664350415170565" calcext:value-type="float">
            <text:p>0.6643504152</text:p>
          </table:table-cell>
          <table:table-cell table:formula="of:=[.N4]/[.$C4]" office:value-type="float" office:value="0.528486456482733" calcext:value-type="float">
            <text:p>0.5284864565</text:p>
          </table:table-cell>
          <table:table-cell table:formula="of:=[.O4]/[.$C4]" office:value-type="float" office:value="0.894708010059033" calcext:value-type="float">
            <text:p>0.8947080101</text:p>
          </table:table-cell>
          <table:table-cell table:formula="of:=[.P4]/[.$C4]" office:value-type="float" office:value="0.936078332557342" calcext:value-type="float">
            <text:p>0.9360783326</text:p>
          </table:table-cell>
          <table:table-cell table:formula="of:=[.Q4]/[.$C4]" office:value-type="float" office:value="0.894708010059033" calcext:value-type="float">
            <text:p>0.8947080101</text:p>
          </table:table-cell>
          <table:table-cell table:formula="of:=[.R4]/[.$C4]" office:value-type="float" office:value="0.922931543805255" calcext:value-type="float">
            <text:p>0.9229315438</text:p>
          </table:table-cell>
          <table:table-cell/>
          <table:table-cell table:formula="of:=[.T4]/[.$C4]" office:value-type="float" office:value="0.528486456482733" calcext:value-type="float">
            <text:p>0.5284864565</text:p>
          </table:table-cell>
        </table:table-row>
        <table:table-row table:style-name="ro1">
          <table:table-cell table:number-columns-repeated="3"/>
          <table:table-cell table:formula="of:=[.D5]/[.$C5]" office:value-type="float" office:value="0.994182030088987" calcext:value-type="float">
            <text:p>0.9941820301</text:p>
          </table:table-cell>
          <table:table-cell table:formula="of:=[.E5]/[.$C5]" office:value-type="float" office:value="0.749979015403941" calcext:value-type="float">
            <text:p>0.7499790154</text:p>
          </table:table-cell>
          <table:table-cell table:formula="of:=[.F5]/[.$C5]" office:value-type="float" office:value="0.976723992744019" calcext:value-type="float">
            <text:p>0.9767239927</text:p>
          </table:table-cell>
          <table:table-cell table:formula="of:=[.G5]/[.$C5]" office:value-type="float" office:value="1" calcext:value-type="float">
            <text:p>1</text:p>
          </table:table-cell>
          <table:table-cell table:formula="of:=[.H5]/[.$C5]" office:value-type="float" office:value="0.976723992744019" calcext:value-type="float">
            <text:p>0.9767239927</text:p>
          </table:table-cell>
          <table:table-cell table:formula="of:=[.I5]/[.$C5]" office:value-type="float" office:value="0.976723992744019" calcext:value-type="float">
            <text:p>0.9767239927</text:p>
          </table:table-cell>
          <table:table-cell table:formula="of:=[.J5]/[.$C5]" office:value-type="float" office:value="0.994182030088987" calcext:value-type="float">
            <text:p>0.9941820301</text:p>
          </table:table-cell>
          <table:table-cell table:formula="of:=[.K5]/[.$C5]" office:value-type="float" office:value="0.972342819166099" calcext:value-type="float">
            <text:p>0.9723428192</text:p>
          </table:table-cell>
          <table:table-cell/>
          <table:table-cell table:formula="of:=[.M5]/[.$C5]" office:value-type="float" office:value="0.749979015403941" calcext:value-type="float">
            <text:p>0.7499790154</text:p>
          </table:table-cell>
          <table:table-cell table:formula="of:=[.N5]/[.$C5]" office:value-type="float" office:value="0.701839696151805" calcext:value-type="float">
            <text:p>0.7018396962</text:p>
          </table:table-cell>
          <table:table-cell table:formula="of:=[.O5]/[.$C5]" office:value-type="float" office:value="0.95880931940828" calcext:value-type="float">
            <text:p>0.9588093194</text:p>
          </table:table-cell>
          <table:table-cell table:formula="of:=[.P5]/[.$C5]" office:value-type="float" office:value="0.976723992744019" calcext:value-type="float">
            <text:p>0.9767239927</text:p>
          </table:table-cell>
          <table:table-cell table:formula="of:=[.Q5]/[.$C5]" office:value-type="float" office:value="0.95880931940828" calcext:value-type="float">
            <text:p>0.9588093194</text:p>
          </table:table-cell>
          <table:table-cell table:formula="of:=[.R5]/[.$C5]" office:value-type="float" office:value="0.972342819166099" calcext:value-type="float">
            <text:p>0.9723428192</text:p>
          </table:table-cell>
          <table:table-cell/>
          <table:table-cell table:formula="of:=[.T5]/[.$C5]" office:value-type="float" office:value="0.701839696151805" calcext:value-type="float">
            <text:p>0.7018396962</text:p>
          </table:table-cell>
        </table:table-row>
        <table:table-row table:style-name="ro1">
          <table:table-cell table:number-columns-repeated="3"/>
          <table:table-cell table:formula="of:=[.D6]/[.$C6]" office:value-type="float" office:value="0.998167854132849" calcext:value-type="float">
            <text:p>0.9981678541</text:p>
          </table:table-cell>
          <table:table-cell table:formula="of:=[.E6]/[.$C6]" office:value-type="float" office:value="0.79999994634" calcext:value-type="float">
            <text:p>0.7999999463</text:p>
          </table:table-cell>
          <table:table-cell table:formula="of:=[.F6]/[.$C6]" office:value-type="float" office:value="0.990839263780244" calcext:value-type="float">
            <text:p>0.9908392638</text:p>
          </table:table-cell>
          <table:table-cell table:formula="of:=[.G6]/[.$C6]" office:value-type="float" office:value="1" calcext:value-type="float">
            <text:p>1</text:p>
          </table:table-cell>
          <table:table-cell table:formula="of:=[.H6]/[.$C6]" office:value-type="float" office:value="0.990839263780244" calcext:value-type="float">
            <text:p>0.9908392638</text:p>
          </table:table-cell>
          <table:table-cell table:formula="of:=[.I6]/[.$C6]" office:value-type="float" office:value="0.990839263780244" calcext:value-type="float">
            <text:p>0.9908392638</text:p>
          </table:table-cell>
          <table:table-cell table:formula="of:=[.J6]/[.$C6]" office:value-type="float" office:value="0.998167854132849" calcext:value-type="float">
            <text:p>0.9981678541</text:p>
          </table:table-cell>
          <table:table-cell table:formula="of:=[.K6]/[.$C6]" office:value-type="float" office:value="0.989287924549575" calcext:value-type="float">
            <text:p>0.9892879245</text:p>
          </table:table-cell>
          <table:table-cell/>
          <table:table-cell table:formula="of:=[.M6]/[.$C6]" office:value-type="float" office:value="0.79999994634" calcext:value-type="float">
            <text:p>0.7999999463</text:p>
          </table:table-cell>
          <table:table-cell table:formula="of:=[.N6]/[.$C6]" office:value-type="float" office:value="0.78137812046397" calcext:value-type="float">
            <text:p>0.7813781205</text:p>
          </table:table-cell>
          <table:table-cell table:formula="of:=[.O6]/[.$C6]" office:value-type="float" office:value="0.983012192874781" calcext:value-type="float">
            <text:p>0.9830121929</text:p>
          </table:table-cell>
          <table:table-cell table:formula="of:=[.P6]/[.$C6]" office:value-type="float" office:value="0.990839263780244" calcext:value-type="float">
            <text:p>0.9908392638</text:p>
          </table:table-cell>
          <table:table-cell table:formula="of:=[.Q6]/[.$C6]" office:value-type="float" office:value="0.983012192874781" calcext:value-type="float">
            <text:p>0.9830121929</text:p>
          </table:table-cell>
          <table:table-cell table:formula="of:=[.R6]/[.$C6]" office:value-type="float" office:value="0.989287924549575" calcext:value-type="float">
            <text:p>0.9892879245</text:p>
          </table:table-cell>
          <table:table-cell/>
          <table:table-cell table:formula="of:=[.T6]/[.$C6]" office:value-type="float" office:value="0.78137812046397" calcext:value-type="float">
            <text:p>0.7813781205</text:p>
          </table:table-cell>
        </table:table-row>
        <table:table-row table:style-name="ro1">
          <table:table-cell table:number-columns-repeated="3"/>
          <table:table-cell table:formula="of:=[.D7]/[.$C7]" office:value-type="float" office:value="0.999368886763889" calcext:value-type="float">
            <text:p>0.9993688868</text:p>
          </table:table-cell>
          <table:table-cell table:formula="of:=[.E7]/[.$C7]" office:value-type="float" office:value="0.833333333297222" calcext:value-type="float">
            <text:p>0.8333333333</text:p>
          </table:table-cell>
          <table:table-cell table:formula="of:=[.F7]/[.$C7]" office:value-type="float" office:value="0.996213320583333" calcext:value-type="float">
            <text:p>0.9962133206</text:p>
          </table:table-cell>
          <table:table-cell table:formula="of:=[.G7]/[.$C7]" office:value-type="float" office:value="1" calcext:value-type="float">
            <text:p>1</text:p>
          </table:table-cell>
          <table:table-cell table:formula="of:=[.H7]/[.$C7]" office:value-type="float" office:value="0.996213320583333" calcext:value-type="float">
            <text:p>0.9962133206</text:p>
          </table:table-cell>
          <table:table-cell table:formula="of:=[.I7]/[.$C7]" office:value-type="float" office:value="0.996213320583333" calcext:value-type="float">
            <text:p>0.9962133206</text:p>
          </table:table-cell>
          <table:table-cell table:formula="of:=[.J7]/[.$C7]" office:value-type="float" office:value="0.999368886763889" calcext:value-type="float">
            <text:p>0.9993688868</text:p>
          </table:table-cell>
          <table:table-cell table:formula="of:=[.K7]/[.$C7]" office:value-type="float" office:value="0.995640393125" calcext:value-type="float">
            <text:p>0.9956403931</text:p>
          </table:table-cell>
          <table:table-cell/>
          <table:table-cell table:formula="of:=[.M7]/[.$C7]" office:value-type="float" office:value="0.833333333297222" calcext:value-type="float">
            <text:p>0.8333333333</text:p>
          </table:table-cell>
          <table:table-cell table:formula="of:=[.N7]/[.$C7]" office:value-type="float" office:value="0.825699385063889" calcext:value-type="float">
            <text:p>0.8256993851</text:p>
          </table:table-cell>
          <table:table-cell table:formula="of:=[.O7]/[.$C7]" office:value-type="float" office:value="0.992763943308333" calcext:value-type="float">
            <text:p>0.9927639433</text:p>
          </table:table-cell>
          <table:table-cell table:formula="of:=[.P7]/[.$C7]" office:value-type="float" office:value="0.996213320583333" calcext:value-type="float">
            <text:p>0.9962133206</text:p>
          </table:table-cell>
          <table:table-cell table:formula="of:=[.Q7]/[.$C7]" office:value-type="float" office:value="0.992763943308333" calcext:value-type="float">
            <text:p>0.9927639433</text:p>
          </table:table-cell>
          <table:table-cell table:formula="of:=[.R7]/[.$C7]" office:value-type="float" office:value="0.995640393125" calcext:value-type="float">
            <text:p>0.9956403931</text:p>
          </table:table-cell>
          <table:table-cell/>
          <table:table-cell table:formula="of:=[.T7]/[.$C7]" office:value-type="float" office:value="0.825699385063889" calcext:value-type="float">
            <text:p>0.8256993851</text:p>
          </table:table-cell>
        </table:table-row>
        <table:table-row table:style-name="ro1">
          <table:table-cell table:number-columns-repeated="3"/>
          <table:table-cell table:formula="of:=[.D8]/[.$C8]" office:value-type="float" office:value="0.999769075240816" calcext:value-type="float">
            <text:p>0.9997690752</text:p>
          </table:table-cell>
          <table:table-cell table:formula="of:=[.E8]/[.$C8]" office:value-type="float" office:value="0.857142857142857" calcext:value-type="float">
            <text:p>0.8571428571</text:p>
          </table:table-cell>
          <table:table-cell table:formula="of:=[.F8]/[.$C8]" office:value-type="float" office:value="0.998383526681633" calcext:value-type="float">
            <text:p>0.9983835267</text:p>
          </table:table-cell>
          <table:table-cell table:formula="of:=[.G8]/[.$C8]" office:value-type="float" office:value="1" calcext:value-type="float">
            <text:p>1</text:p>
          </table:table-cell>
          <table:table-cell table:formula="of:=[.H8]/[.$C8]" office:value-type="float" office:value="0.998383526681633" calcext:value-type="float">
            <text:p>0.9983835267</text:p>
          </table:table-cell>
          <table:table-cell table:formula="of:=[.I8]/[.$C8]" office:value-type="float" office:value="0.998383526681633" calcext:value-type="float">
            <text:p>0.9983835267</text:p>
          </table:table-cell>
          <table:table-cell table:formula="of:=[.J8]/[.$C8]" office:value-type="float" office:value="0.999769075240816" calcext:value-type="float">
            <text:p>0.9997690752</text:p>
          </table:table-cell>
          <table:table-cell table:formula="of:=[.K8]/[.$C8]" office:value-type="float" office:value="0.998165079542857" calcext:value-type="float">
            <text:p>0.9981650795</text:p>
          </table:table-cell>
          <table:table-cell/>
          <table:table-cell table:formula="of:=[.M8]/[.$C8]" office:value-type="float" office:value="0.857142857142857" calcext:value-type="float">
            <text:p>0.8571428571</text:p>
          </table:table-cell>
          <table:table-cell table:formula="of:=[.N8]/[.$C8]" office:value-type="float" office:value="0.853897131928571" calcext:value-type="float">
            <text:p>0.8538971319</text:p>
          </table:table-cell>
          <table:table-cell table:formula="of:=[.O8]/[.$C8]" office:value-type="float" office:value="0.996852525069388" calcext:value-type="float">
            <text:p>0.9968525251</text:p>
          </table:table-cell>
          <table:table-cell table:formula="of:=[.P8]/[.$C8]" office:value-type="float" office:value="0.998383526681633" calcext:value-type="float">
            <text:p>0.9983835267</text:p>
          </table:table-cell>
          <table:table-cell table:formula="of:=[.Q8]/[.$C8]" office:value-type="float" office:value="0.996852525069388" calcext:value-type="float">
            <text:p>0.9968525251</text:p>
          </table:table-cell>
          <table:table-cell table:formula="of:=[.R8]/[.$C8]" office:value-type="float" office:value="0.998165079542857" calcext:value-type="float">
            <text:p>0.9981650795</text:p>
          </table:table-cell>
          <table:table-cell/>
          <table:table-cell table:formula="of:=[.T8]/[.$C8]" office:value-type="float" office:value="0.853897131928571" calcext:value-type="float">
            <text:p>0.8538971319</text:p>
          </table:table-cell>
        </table:table-row>
        <table:table-row table:style-name="ro1">
          <table:table-cell table:number-columns-repeated="3"/>
          <table:table-cell table:formula="of:=[.D10]/[.$C10]" office:value-type="float" office:value="0.917599920698429" calcext:value-type="float">
            <text:p>0.9175999207</text:p>
          </table:table-cell>
          <table:table-cell table:formula="of:=[.E10]/[.$C10]" office:value-type="float" office:value="0.661641895888056" calcext:value-type="float">
            <text:p>0.6616418959</text:p>
          </table:table-cell>
          <table:table-cell table:formula="of:=[.F10]/[.$C10]" office:value-type="float" office:value="0.811367742168163" calcext:value-type="float">
            <text:p>0.8113677422</text:p>
          </table:table-cell>
          <table:table-cell table:formula="of:=[.G10]/[.$C10]" office:value-type="float" office:value="1" calcext:value-type="float">
            <text:p>1</text:p>
          </table:table-cell>
          <table:table-cell table:formula="of:=[.H10]/[.$C10]" office:value-type="float" office:value="0.811367742168163" calcext:value-type="float">
            <text:p>0.8113677422</text:p>
          </table:table-cell>
          <table:table-cell table:formula="of:=[.I10]/[.$C10]" office:value-type="float" office:value="0.811367742168163" calcext:value-type="float">
            <text:p>0.8113677422</text:p>
          </table:table-cell>
          <table:table-cell table:formula="of:=[.J10]/[.$C10]" office:value-type="float" office:value="0.917599920698429" calcext:value-type="float">
            <text:p>0.9175999207</text:p>
          </table:table-cell>
          <table:table-cell table:formula="of:=[.K10]/[.$C10]" office:value-type="float" office:value="0.767874074431121" calcext:value-type="float">
            <text:p>0.7678740744</text:p>
          </table:table-cell>
          <table:table-cell table:formula="of:=[.L10]/[.$C10]" office:value-type="float" office:value="0.608525806629321" calcext:value-type="float">
            <text:p>0.6085258066</text:p>
          </table:table-cell>
          <table:table-cell table:formula="of:=[.M10]/[.$C10]" office:value-type="float" office:value="0.661641895888056" calcext:value-type="float">
            <text:p>0.6616418959</text:p>
          </table:table-cell>
          <table:table-cell table:formula="of:=[.N10]/[.$C10]" office:value-type="float" office:value="0.38393703721556" calcext:value-type="float">
            <text:p>0.3839370372</text:p>
          </table:table-cell>
          <table:table-cell table:formula="of:=[.O10]/[.$C10]" office:value-type="float" office:value="0.718565020789598" calcext:value-type="float">
            <text:p>0.7185650208</text:p>
          </table:table-cell>
          <table:table-cell table:formula="of:=[.P10]/[.$C10]" office:value-type="float" office:value="0.811367742168163" calcext:value-type="float">
            <text:p>0.8113677422</text:p>
          </table:table-cell>
          <table:table-cell table:formula="of:=[.Q10]/[.$C10]" office:value-type="float" office:value="0.718565020789598" calcext:value-type="float">
            <text:p>0.7185650208</text:p>
          </table:table-cell>
          <table:table-cell table:formula="of:=[.R10]/[.$C10]" office:value-type="float" office:value="0.767874074431121" calcext:value-type="float">
            <text:p>0.7678740744</text:p>
          </table:table-cell>
          <table:table-cell table:formula="of:=[.S10]/[.$C10]" office:value-type="float" office:value="0.359282510401198" calcext:value-type="float">
            <text:p>0.3592825104</text:p>
          </table:table-cell>
          <table:table-cell table:formula="of:=[.T10]/[.$C10]" office:value-type="float" office:value="0.38393703721556" calcext:value-type="float">
            <text:p>0.3839370372</text:p>
          </table:table-cell>
        </table:table-row>
        <table:table-row table:style-name="ro1">
          <table:table-cell table:number-columns-repeated="3"/>
          <table:table-cell table:formula="of:=[.D11]/[.$C11]" office:value-type="float" office:value="0.978901770349038" calcext:value-type="float">
            <text:p>0.9789017703</text:p>
          </table:table-cell>
          <table:table-cell table:formula="of:=[.E11]/[.$C11]" office:value-type="float" office:value="0.821626092760734" calcext:value-type="float">
            <text:p>0.8216260928</text:p>
          </table:table-cell>
          <table:table-cell table:formula="of:=[.F11]/[.$C11]" office:value-type="float" office:value="0.936078332546582" calcext:value-type="float">
            <text:p>0.9360783325</text:p>
          </table:table-cell>
          <table:table-cell table:formula="of:=[.G11]/[.$C11]" office:value-type="float" office:value="1" calcext:value-type="float">
            <text:p>1</text:p>
          </table:table-cell>
          <table:table-cell table:formula="of:=[.H11]/[.$C11]" office:value-type="float" office:value="0.936078332546582" calcext:value-type="float">
            <text:p>0.9360783325</text:p>
          </table:table-cell>
          <table:table-cell table:formula="of:=[.I11]/[.$C11]" office:value-type="float" office:value="0.936078332546582" calcext:value-type="float">
            <text:p>0.9360783325</text:p>
          </table:table-cell>
          <table:table-cell table:formula="of:=[.J11]/[.$C11]" office:value-type="float" office:value="0.978901770349038" calcext:value-type="float">
            <text:p>0.9789017703</text:p>
          </table:table-cell>
          <table:table-cell table:formula="of:=[.K11]/[.$C11]" office:value-type="float" office:value="0.922931543800126" calcext:value-type="float">
            <text:p>0.9229315438</text:p>
          </table:table-cell>
          <table:table-cell table:formula="of:=[.L11]/[.$C11]" office:value-type="float" office:value="0.78006527712493" calcext:value-type="float">
            <text:p>0.7800652771</text:p>
          </table:table-cell>
          <table:table-cell table:formula="of:=[.M11]/[.$C11]" office:value-type="float" office:value="0.821626092760734" calcext:value-type="float">
            <text:p>0.8216260928</text:p>
          </table:table-cell>
          <table:table-cell table:formula="of:=[.N11]/[.$C11]" office:value-type="float" office:value="0.725709000134404" calcext:value-type="float">
            <text:p>0.7257090001</text:p>
          </table:table-cell>
          <table:table-cell table:formula="of:=[.O11]/[.$C11]" office:value-type="float" office:value="0.894708010048503" calcext:value-type="float">
            <text:p>0.89470801</text:p>
          </table:table-cell>
          <table:table-cell table:formula="of:=[.P11]/[.$C11]" office:value-type="float" office:value="0.936078332546582" calcext:value-type="float">
            <text:p>0.9360783325</text:p>
          </table:table-cell>
          <table:table-cell table:formula="of:=[.Q11]/[.$C11]" office:value-type="float" office:value="0.894708010048503" calcext:value-type="float">
            <text:p>0.89470801</text:p>
          </table:table-cell>
          <table:table-cell table:formula="of:=[.R11]/[.$C11]" office:value-type="float" office:value="0.922931543800126" calcext:value-type="float">
            <text:p>0.9229315438</text:p>
          </table:table-cell>
          <table:table-cell table:formula="of:=[.S11]/[.$C11]" office:value-type="float" office:value="0.705426893287878" calcext:value-type="float">
            <text:p>0.7054268933</text:p>
          </table:table-cell>
          <table:table-cell table:formula="of:=[.T11]/[.$C11]" office:value-type="float" office:value="0.725709000134404" calcext:value-type="float">
            <text:p>0.7257090001</text:p>
          </table:table-cell>
        </table:table-row>
        <table:table-row table:style-name="ro1">
          <table:table-cell table:number-columns-repeated="3"/>
          <table:table-cell table:formula="of:=[.D12]/[.$C12]" office:value-type="float" office:value="0.994182030092094" calcext:value-type="float">
            <text:p>0.9941820301</text:p>
          </table:table-cell>
          <table:table-cell table:formula="of:=[.E12]/[.$C12]" office:value-type="float" office:value="0.872080522749189" calcext:value-type="float">
            <text:p>0.8720805227</text:p>
          </table:table-cell>
          <table:table-cell table:formula="of:=[.F12]/[.$C12]" office:value-type="float" office:value="0.976723992750196" calcext:value-type="float">
            <text:p>0.9767239928</text:p>
          </table:table-cell>
          <table:table-cell table:formula="of:=[.G12]/[.$C12]" office:value-type="float" office:value="1" calcext:value-type="float">
            <text:p>1</text:p>
          </table:table-cell>
          <table:table-cell table:formula="of:=[.H12]/[.$C12]" office:value-type="float" office:value="0.976723992750196" calcext:value-type="float">
            <text:p>0.9767239928</text:p>
          </table:table-cell>
          <table:table-cell table:formula="of:=[.I12]/[.$C12]" office:value-type="float" office:value="0.976723992750196" calcext:value-type="float">
            <text:p>0.9767239928</text:p>
          </table:table-cell>
          <table:table-cell table:formula="of:=[.J12]/[.$C12]" office:value-type="float" office:value="0.994182030092094" calcext:value-type="float">
            <text:p>0.9941820301</text:p>
          </table:table-cell>
          <table:table-cell table:formula="of:=[.K12]/[.$C12]" office:value-type="float" office:value="0.972342819169138" calcext:value-type="float">
            <text:p>0.9723428192</text:p>
          </table:table-cell>
          <table:table-cell table:formula="of:=[.L12]/[.$C12]" office:value-type="float" office:value="0.854633493656812" calcext:value-type="float">
            <text:p>0.8546334937</text:p>
          </table:table-cell>
          <table:table-cell table:formula="of:=[.M12]/[.$C12]" office:value-type="float" office:value="0.872080522749189" calcext:value-type="float">
            <text:p>0.8720805227</text:p>
          </table:table-cell>
          <table:table-cell table:formula="of:=[.N12]/[.$C12]" office:value-type="float" office:value="0.837091257661568" calcext:value-type="float">
            <text:p>0.8370912577</text:p>
          </table:table-cell>
          <table:table-cell table:formula="of:=[.O12]/[.$C12]" office:value-type="float" office:value="0.958809319414401" calcext:value-type="float">
            <text:p>0.9588093194</text:p>
          </table:table-cell>
          <table:table-cell table:formula="of:=[.P12]/[.$C12]" office:value-type="float" office:value="0.976723992750196" calcext:value-type="float">
            <text:p>0.9767239928</text:p>
          </table:table-cell>
          <table:table-cell table:formula="of:=[.Q12]/[.$C12]" office:value-type="float" office:value="0.958809319414401" calcext:value-type="float">
            <text:p>0.9588093194</text:p>
          </table:table-cell>
          <table:table-cell table:formula="of:=[.R12]/[.$C12]" office:value-type="float" office:value="0.972342819169138" calcext:value-type="float">
            <text:p>0.9723428192</text:p>
          </table:table-cell>
          <table:table-cell table:formula="of:=[.S12]/[.$C12]" office:value-type="float" office:value="0.825576490896849" calcext:value-type="float">
            <text:p>0.8255764909</text:p>
          </table:table-cell>
          <table:table-cell table:formula="of:=[.T12]/[.$C12]" office:value-type="float" office:value="0.837091257661568" calcext:value-type="float">
            <text:p>0.8370912577</text:p>
          </table:table-cell>
        </table:table-row>
        <table:table-row table:style-name="ro1">
          <table:table-cell table:number-columns-repeated="3"/>
          <table:table-cell table:formula="of:=[.D14]/[.$C14]" office:value-type="float" office:value="0.917599920706961" calcext:value-type="float">
            <text:p>0.9175999207</text:p>
          </table:table-cell>
          <table:table-cell table:formula="of:=[.E14]/[.$C14]" office:value-type="float" office:value="0.746961237500046" calcext:value-type="float">
            <text:p>0.7469612375</text:p>
          </table:table-cell>
          <table:table-cell table:formula="of:=[.F14]/[.$C14]" office:value-type="float" office:value="0.811367742163897" calcext:value-type="float">
            <text:p>0.8113677422</text:p>
          </table:table-cell>
          <table:table-cell table:formula="of:=[.G14]/[.$C14]" office:value-type="float" office:value="1" calcext:value-type="float">
            <text:p>1</text:p>
          </table:table-cell>
          <table:table-cell table:formula="of:=[.H14]/[.$C14]" office:value-type="float" office:value="0.811367742163897" calcext:value-type="float">
            <text:p>0.8113677422</text:p>
          </table:table-cell>
          <table:table-cell table:formula="of:=[.I14]/[.$C14]" office:value-type="float" office:value="0.811367742163897" calcext:value-type="float">
            <text:p>0.8113677422</text:p>
          </table:table-cell>
          <table:table-cell table:formula="of:=[.J14]/[.$C14]" office:value-type="float" office:value="0.917599920706961" calcext:value-type="float">
            <text:p>0.9175999207</text:p>
          </table:table-cell>
          <table:table-cell table:formula="of:=[.K14]/[.$C14]" office:value-type="float" office:value="0.767874074431121" calcext:value-type="float">
            <text:p>0.7678740744</text:p>
          </table:table-cell>
          <table:table-cell table:formula="of:=[.L14]/[.$C14]" office:value-type="float" office:value="0.676139785138002" calcext:value-type="float">
            <text:p>0.6761397851</text:p>
          </table:table-cell>
          <table:table-cell table:formula="of:=[.M14]/[.$C14]" office:value-type="float" office:value="0.746961237500046" calcext:value-type="float">
            <text:p>0.7469612375</text:p>
          </table:table-cell>
          <table:table-cell table:formula="of:=[.N14]/[.$C14]" office:value-type="float" office:value="0.511916049620747" calcext:value-type="float">
            <text:p>0.5119160496</text:p>
          </table:table-cell>
          <table:table-cell table:formula="of:=[.O14]/[.$C14]" office:value-type="float" office:value="0.718565020793864" calcext:value-type="float">
            <text:p>0.7185650208</text:p>
          </table:table-cell>
          <table:table-cell table:formula="of:=[.P14]/[.$C14]" office:value-type="float" office:value="0.811367742163897" calcext:value-type="float">
            <text:p>0.8113677422</text:p>
          </table:table-cell>
          <table:table-cell table:formula="of:=[.Q14]/[.$C14]" office:value-type="float" office:value="0.718565020793864" calcext:value-type="float">
            <text:p>0.7185650208</text:p>
          </table:table-cell>
          <table:table-cell table:formula="of:=[.R14]/[.$C14]" office:value-type="float" office:value="0.767874074431121" calcext:value-type="float">
            <text:p>0.7678740744</text:p>
          </table:table-cell>
          <table:table-cell table:formula="of:=[.S14]/[.$C14]" office:value-type="float" office:value="0.479043347193066" calcext:value-type="float">
            <text:p>0.4790433472</text:p>
          </table:table-cell>
          <table:table-cell table:formula="of:=[.T14]/[.$C14]" office:value-type="float" office:value="0.511916049620747" calcext:value-type="float">
            <text:p>0.5119160496</text:p>
          </table:table-cell>
        </table:table-row>
        <table:table-row table:style-name="ro1">
          <table:table-cell table:number-columns-repeated="3"/>
          <table:table-cell table:formula="of:=[.D15]/[.$C15]" office:value-type="float" office:value="0.978901770352704" calcext:value-type="float">
            <text:p>0.9789017704</text:p>
          </table:table-cell>
          <table:table-cell table:formula="of:=[.E15]/[.$C15]" office:value-type="float" office:value="0.874051318623269" calcext:value-type="float">
            <text:p>0.8740513186</text:p>
          </table:table-cell>
          <table:table-cell table:formula="of:=[.F15]/[.$C15]" office:value-type="float" office:value="0.936078332550169" calcext:value-type="float">
            <text:p>0.9360783326</text:p>
          </table:table-cell>
          <table:table-cell table:formula="of:=[.G15]/[.$C15]" office:value-type="float" office:value="1" calcext:value-type="float">
            <text:p>1</text:p>
          </table:table-cell>
          <table:table-cell table:formula="of:=[.H15]/[.$C15]" office:value-type="float" office:value="0.936078332550169" calcext:value-type="float">
            <text:p>0.9360783326</text:p>
          </table:table-cell>
          <table:table-cell table:formula="of:=[.I15]/[.$C15]" office:value-type="float" office:value="0.936078332550169" calcext:value-type="float">
            <text:p>0.9360783326</text:p>
          </table:table-cell>
          <table:table-cell table:formula="of:=[.J15]/[.$C15]" office:value-type="float" office:value="0.978901770352704" calcext:value-type="float">
            <text:p>0.9789017704</text:p>
          </table:table-cell>
          <table:table-cell table:formula="of:=[.K15]/[.$C15]" office:value-type="float" office:value="0.922931543798131" calcext:value-type="float">
            <text:p>0.9229315438</text:p>
          </table:table-cell>
          <table:table-cell table:formula="of:=[.L15]/[.$C15]" office:value-type="float" office:value="0.832069628935541" calcext:value-type="float">
            <text:p>0.8320696289</text:p>
          </table:table-cell>
          <table:table-cell table:formula="of:=[.M15]/[.$C15]" office:value-type="float" office:value="0.874051318623269" calcext:value-type="float">
            <text:p>0.8740513186</text:p>
          </table:table-cell>
          <table:table-cell table:formula="of:=[.N15]/[.$C15]" office:value-type="float" office:value="0.791449848024444" calcext:value-type="float">
            <text:p>0.791449848</text:p>
          </table:table-cell>
          <table:table-cell table:formula="of:=[.O15]/[.$C15]" office:value-type="float" office:value="0.894708010052013" calcext:value-type="float">
            <text:p>0.8947080101</text:p>
          </table:table-cell>
          <table:table-cell table:formula="of:=[.P15]/[.$C15]" office:value-type="float" office:value="0.936078332550169" calcext:value-type="float">
            <text:p>0.9360783326</text:p>
          </table:table-cell>
          <table:table-cell table:formula="of:=[.Q15]/[.$C15]" office:value-type="float" office:value="0.894708010052013" calcext:value-type="float">
            <text:p>0.8947080101</text:p>
          </table:table-cell>
          <table:table-cell table:formula="of:=[.R15]/[.$C15]" office:value-type="float" office:value="0.922931543798131" calcext:value-type="float">
            <text:p>0.9229315438</text:p>
          </table:table-cell>
          <table:table-cell table:formula="of:=[.S15]/[.$C15]" office:value-type="float" office:value="0.768520598878029" calcext:value-type="float">
            <text:p>0.7685205989</text:p>
          </table:table-cell>
          <table:table-cell table:formula="of:=[.T15]/[.$C15]" office:value-type="float" office:value="0.791449848024444" calcext:value-type="float">
            <text:p>0.791449848</text:p>
          </table:table-cell>
        </table:table-row>
        <table:table-row table:style-name="ro1">
          <table:table-cell table:number-columns-repeated="3"/>
          <table:table-cell table:formula="of:=[.D16]/[.$C16]" office:value-type="float" office:value="0.917599920704828" calcext:value-type="float">
            <text:p>0.9175999207</text:p>
          </table:table-cell>
          <table:table-cell table:formula="of:=[.E16]/[.$C16]" office:value-type="float" office:value="0.789620908299642" calcext:value-type="float">
            <text:p>0.7896209083</text:p>
          </table:table-cell>
          <table:table-cell table:formula="of:=[.F16]/[.$C16]" office:value-type="float" office:value="0.811367742168163" calcext:value-type="float">
            <text:p>0.8113677422</text:p>
          </table:table-cell>
          <table:table-cell table:formula="of:=[.G16]/[.$C16]" office:value-type="float" office:value="1" calcext:value-type="float">
            <text:p>1</text:p>
          </table:table-cell>
          <table:table-cell table:formula="of:=[.H16]/[.$C16]" office:value-type="float" office:value="0.811367742168163" calcext:value-type="float">
            <text:p>0.8113677422</text:p>
          </table:table-cell>
          <table:table-cell table:formula="of:=[.I16]/[.$C16]" office:value-type="float" office:value="0.811367742168163" calcext:value-type="float">
            <text:p>0.8113677422</text:p>
          </table:table-cell>
          <table:table-cell table:formula="of:=[.J16]/[.$C16]" office:value-type="float" office:value="0.917599920704828" calcext:value-type="float">
            <text:p>0.9175999207</text:p>
          </table:table-cell>
          <table:table-cell table:formula="of:=[.K16]/[.$C16]" office:value-type="float" office:value="0.767874074431121" calcext:value-type="float">
            <text:p>0.7678740744</text:p>
          </table:table-cell>
          <table:table-cell table:formula="of:=[.L16]/[.$C16]" office:value-type="float" office:value="0.709946774392343" calcext:value-type="float">
            <text:p>0.7099467744</text:p>
          </table:table-cell>
          <table:table-cell table:formula="of:=[.M16]/[.$C16]" office:value-type="float" office:value="0.789620908299642" calcext:value-type="float">
            <text:p>0.7896209083</text:p>
          </table:table-cell>
          <table:table-cell table:formula="of:=[.N16]/[.$C16]" office:value-type="float" office:value="0.575905555823341" calcext:value-type="float">
            <text:p>0.5759055558</text:p>
          </table:table-cell>
          <table:table-cell table:formula="of:=[.O16]/[.$C16]" office:value-type="float" office:value="0.718565020789598" calcext:value-type="float">
            <text:p>0.7185650208</text:p>
          </table:table-cell>
          <table:table-cell table:formula="of:=[.P16]/[.$C16]" office:value-type="float" office:value="0.811367742168163" calcext:value-type="float">
            <text:p>0.8113677422</text:p>
          </table:table-cell>
          <table:table-cell table:formula="of:=[.Q16]/[.$C16]" office:value-type="float" office:value="0.718565020789598" calcext:value-type="float">
            <text:p>0.7185650208</text:p>
          </table:table-cell>
          <table:table-cell table:formula="of:=[.R16]/[.$C16]" office:value-type="float" office:value="0.767874074431121" calcext:value-type="float">
            <text:p>0.7678740744</text:p>
          </table:table-cell>
          <table:table-cell table:formula="of:=[.S16]/[.$C16]" office:value-type="float" office:value="0.538923765595398" calcext:value-type="float">
            <text:p>0.5389237656</text:p>
          </table:table-cell>
          <table:table-cell table:formula="of:=[.T16]/[.$C16]" office:value-type="float" office:value="0.575905555823341" calcext:value-type="float">
            <text:p>0.5759055558</text:p>
          </table:table-cell>
        </table:table-row>
        <table:table-row table:style-name="ro1">
          <table:table-cell table:number-columns-repeated="3"/>
          <table:table-cell table:formula="of:=[.D17]/[.$C17]" office:value-type="float" office:value="0.917599920703549" calcext:value-type="float">
            <text:p>0.9175999207</text:p>
          </table:table-cell>
          <table:table-cell table:formula="of:=[.E17]/[.$C17]" office:value-type="float" office:value="0.815216710779399" calcext:value-type="float">
            <text:p>0.8152167108</text:p>
          </table:table-cell>
          <table:table-cell table:formula="of:=[.F17]/[.$C17]" office:value-type="float" office:value="0.811367742165603" calcext:value-type="float">
            <text:p>0.8113677422</text:p>
          </table:table-cell>
          <table:table-cell table:formula="of:=[.G17]/[.$C17]" office:value-type="float" office:value="1" calcext:value-type="float">
            <text:p>1</text:p>
          </table:table-cell>
          <table:table-cell table:formula="of:=[.H17]/[.$C17]" office:value-type="float" office:value="0.811367742165603" calcext:value-type="float">
            <text:p>0.8113677422</text:p>
          </table:table-cell>
          <table:table-cell table:formula="of:=[.I17]/[.$C17]" office:value-type="float" office:value="0.811367742165603" calcext:value-type="float">
            <text:p>0.8113677422</text:p>
          </table:table-cell>
          <table:table-cell table:formula="of:=[.J17]/[.$C17]" office:value-type="float" office:value="0.917599920703549" calcext:value-type="float">
            <text:p>0.9175999207</text:p>
          </table:table-cell>
          <table:table-cell table:formula="of:=[.K17]/[.$C17]" office:value-type="float" office:value="0.767874074431121" calcext:value-type="float">
            <text:p>0.7678740744</text:p>
          </table:table-cell>
          <table:table-cell table:formula="of:=[.L17]/[.$C17]" office:value-type="float" office:value="0.730230967950067" calcext:value-type="float">
            <text:p>0.730230968</text:p>
          </table:table-cell>
          <table:table-cell table:formula="of:=[.M17]/[.$C17]" office:value-type="float" office:value="0.815216710779399" calcext:value-type="float">
            <text:p>0.8152167108</text:p>
          </table:table-cell>
          <table:table-cell table:formula="of:=[.N17]/[.$C17]" office:value-type="float" office:value="0.614299259544896" calcext:value-type="float">
            <text:p>0.6142992595</text:p>
          </table:table-cell>
          <table:table-cell table:formula="of:=[.O17]/[.$C17]" office:value-type="float" office:value="0.718565020792158" calcext:value-type="float">
            <text:p>0.7185650208</text:p>
          </table:table-cell>
          <table:table-cell table:formula="of:=[.P17]/[.$C17]" office:value-type="float" office:value="0.811367742165603" calcext:value-type="float">
            <text:p>0.8113677422</text:p>
          </table:table-cell>
          <table:table-cell table:formula="of:=[.Q17]/[.$C17]" office:value-type="float" office:value="0.718565020792158" calcext:value-type="float">
            <text:p>0.7185650208</text:p>
          </table:table-cell>
          <table:table-cell table:formula="of:=[.R17]/[.$C17]" office:value-type="float" office:value="0.767874074431121" calcext:value-type="float">
            <text:p>0.7678740744</text:p>
          </table:table-cell>
          <table:table-cell table:formula="of:=[.S17]/[.$C17]" office:value-type="float" office:value="0.574852016631679" calcext:value-type="float">
            <text:p>0.5748520166</text:p>
          </table:table-cell>
          <table:table-cell table:formula="of:=[.T17]/[.$C17]" office:value-type="float" office:value="0.614299259544896" calcext:value-type="float">
            <text:p>0.61429925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21:.D33])" office:value-type="float" office:value="0.962336522376355" calcext:value-type="float">
            <text:p>0.9623365224</text:p>
          </table:table-cell>
          <table:table-cell table:formula="of:=AVERAGE([.E21:.E33])" office:value-type="float" office:value="0.760899086540969" calcext:value-type="float">
            <text:p>0.7608990865</text:p>
          </table:table-cell>
          <table:table-cell table:formula="of:=AVERAGE([.F21:.F33])" office:value-type="float" office:value="0.907996754231901" calcext:value-type="float">
            <text:p>0.9079967542</text:p>
          </table:table-cell>
          <table:table-cell table:formula="of:=AVERAGE([.G21:.G33])" office:value-type="float" office:value="1" calcext:value-type="float">
            <text:p>1</text:p>
          </table:table-cell>
          <table:table-cell table:formula="of:=AVERAGE([.H21:.H33])" office:value-type="float" office:value="0.907996754231901" calcext:value-type="float">
            <text:p>0.9079967542</text:p>
          </table:table-cell>
          <table:table-cell table:formula="of:=AVERAGE([.I21:.I33])" office:value-type="float" office:value="0.907996754231901" calcext:value-type="float">
            <text:p>0.9079967542</text:p>
          </table:table-cell>
          <table:table-cell table:formula="of:=AVERAGE([.J21:.J33])" office:value-type="float" office:value="0.962336522376355" calcext:value-type="float">
            <text:p>0.9623365224</text:p>
          </table:table-cell>
          <table:table-cell table:formula="of:=AVERAGE([.K21:.K33])" office:value-type="float" office:value="0.887380310700906" calcext:value-type="float">
            <text:p>0.8873803107</text:p>
          </table:table-cell>
          <table:table-cell table:formula="of:=AVERAGE([.L21:.L33])" office:value-type="float" office:value="0.741658819118146" calcext:value-type="float">
            <text:p>0.7416588191</text:p>
          </table:table-cell>
          <table:table-cell table:formula="of:=AVERAGE([.M21:.M33])" office:value-type="float" office:value="0.760899086540969" calcext:value-type="float">
            <text:p>0.7608990865</text:p>
          </table:table-cell>
          <table:table-cell table:formula="of:=AVERAGE([.N21:.N33])" office:value-type="float" office:value="0.677634066509661" calcext:value-type="float">
            <text:p>0.6776340665</text:p>
          </table:table-cell>
          <table:table-cell table:formula="of:=AVERAGE([.O21:.O33])" office:value-type="float" office:value="0.859015110323257" calcext:value-type="float">
            <text:p>0.8590151103</text:p>
          </table:table-cell>
          <table:table-cell table:formula="of:=AVERAGE([.P21:.P33])" office:value-type="float" office:value="0.907996754231901" calcext:value-type="float">
            <text:p>0.9079967542</text:p>
          </table:table-cell>
          <table:table-cell table:formula="of:=AVERAGE([.Q21:.Q33])" office:value-type="float" office:value="0.859015110323257" calcext:value-type="float">
            <text:p>0.8590151103</text:p>
          </table:table-cell>
          <table:table-cell table:formula="of:=AVERAGE([.R21:.R33])" office:value-type="float" office:value="0.887380310700906" calcext:value-type="float">
            <text:p>0.8873803107</text:p>
          </table:table-cell>
          <table:table-cell table:formula="of:=AVERAGE([.S21:.S33])" office:value-type="float" office:value="0.607375088983442" calcext:value-type="float">
            <text:p>0.607375089</text:p>
          </table:table-cell>
          <table:table-cell table:formula="of:=AVERAGE([.T21:.T33])" office:value-type="float" office:value="0.677634066509661" calcext:value-type="float">
            <text:p>0.6776340665</text:p>
          </table:table-cell>
        </table:table-row>
      </table:table>
      <table:named-expressions/>
      <table:database-ranges>
        <table:database-range table:name="__Anonymous_Sheet_DB__0" table:target-range-address="ts_cache.A1:ts_cache.T17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4:27:30.062534092</dc:date>
    <meta:editing-duration>PT4H19M45S</meta:editing-duration>
    <meta:editing-cycles>1</meta:editing-cycles>
    <meta:document-statistic meta:table-count="1" meta:cell-count="565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line" chart:style-name="ch1">
        <chart:legend chart:legend-position="end" svg:x="13.126cm" svg:y="3.706cm" style:legend-expansion="high" chart:style-name="ch2"/>
        <chart:plot-area chart:style-name="ch3" table:cell-range-address="ts_cache.A2:ts_cache.C17" svg:x="0.319cm" svg:y="0.18cm" svg:width="12.488cm" svg:height="8.646cm">
          <chartooo:coordinate-region svg:x="0.94cm" svg:y="0.379cm" svg:width="11.6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s_cache.A2:ts_cache.A17" chart:class="chart:line">
            <chart:data-point chart:repeated="16"/>
          </chart:series>
          <chart:series chart:style-name="ch7" chart:values-cell-range-address="ts_cache.B2:ts_cache.B17" chart:class="chart:line">
            <chart:data-point chart:repeated="16"/>
          </chart:series>
          <chart:series chart:style-name="ch8" chart:values-cell-range-address="ts_cache.C2:ts_cache.C17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s_cache.A2:ts_cache.A17</svg:desc>
                </draw:g>
              </table:table-cell>
              <table:table-cell office:value-type="float" office:value="1">
                <text:p>1</text:p>
                <draw:g>
                  <svg:desc>ts_cache.B2:ts_cache.B17</svg:desc>
                </draw:g>
              </table:table-cell>
              <table:table-cell office:value-type="float" office:value="0">
                <text:p>0</text:p>
                <draw:g>
                  <svg:desc>ts_cache.C2:ts_cache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9068905956">
                <text:p>3.9068905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.9971794809">
                <text:p>8.9971794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9999779861">
                <text:p>15.9999779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4.999999957">
                <text:p>24.999999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8137811912">
                <text:p>7.8137811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.9943589619">
                <text:p>17.9943589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1.9999559721">
                <text:p>31.999955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.7206717868">
                <text:p>11.7206717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.9915384428">
                <text:p>26.9915384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.6275623824">
                <text:p>15.6275623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9.534452978">
                <text:p>19.534452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line" chart:style-name="ch1">
        <chart:legend chart:legend-position="end" svg:x="14.184cm" svg:y="3.208cm" style:legend-expansion="high" chart:style-name="ch2"/>
        <chart:plot-area chart:style-name="ch3" table:cell-range-address="ts_cache.C1:ts_cache.G17" chart:data-source-has-labels="row" svg:x="0.319cm" svg:y="0.18cm" svg:width="13.546cm" svg:height="8.646cm">
          <chartooo:coordinate-region svg:x="0.94cm" svg:y="0.379cm" svg:width="12.73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s_cache.C2:ts_cache.C17" chart:label-cell-address="ts_cache.C1:ts_cache.C1" chart:class="chart:line">
            <chart:data-point chart:repeated="16"/>
          </chart:series>
          <chart:series chart:style-name="ch7" chart:values-cell-range-address="ts_cache.D2:ts_cache.D17" chart:label-cell-address="ts_cache.D1:ts_cache.D1" chart:class="chart:line">
            <chart:data-point chart:repeated="16"/>
          </chart:series>
          <chart:series chart:style-name="ch8" chart:values-cell-range-address="ts_cache.E2:ts_cache.E17" chart:label-cell-address="ts_cache.E1:ts_cache.E1" chart:class="chart:line">
            <chart:data-point chart:repeated="16"/>
          </chart:series>
          <chart:series chart:style-name="ch9" chart:values-cell-range-address="ts_cache.F2:ts_cache.F17" chart:label-cell-address="ts_cache.F1:ts_cache.F1" chart:class="chart:line">
            <chart:data-point chart:repeated="16"/>
          </chart:series>
          <chart:series chart:style-name="ch10" chart:values-cell-range-address="ts_cache.G2:ts_cache.G17" chart:label-cell-address="ts_cache.G1:ts_cache.G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</text:p>
                <draw:g>
                  <svg:desc>ts_cache.C1:ts_cache.C1</svg:desc>
                </draw:g>
              </table:table-cell>
              <table:table-cell office:value-type="string">
                <text:p>ia</text:p>
                <draw:g>
                  <svg:desc>ts_cache.D1:ts_cache.D1</svg:desc>
                </draw:g>
              </table:table-cell>
              <table:table-cell office:value-type="string">
                <text:p>nia</text:p>
                <draw:g>
                  <svg:desc>ts_cache.E1:ts_cache.E1</svg:desc>
                </draw:g>
              </table:table-cell>
              <table:table-cell office:value-type="string">
                <text:p>pi</text:p>
                <draw:g>
                  <svg:desc>ts_cache.F1:ts_cache.F1</svg:desc>
                </draw:g>
              </table:table-cell>
              <table:table-cell office:value-type="string">
                <text:p>pd</text:p>
                <draw:g>
                  <svg:desc>ts_cache.G1:ts_cach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s_cache.C2:ts_cache.C17</svg:desc>
                </draw:g>
              </table:table-cell>
              <table:table-cell office:value-type="float" office:value="0">
                <text:p>0</text:p>
                <draw:g>
                  <svg:desc>ts_cache.D2:ts_cache.D17</svg:desc>
                </draw:g>
              </table:table-cell>
              <table:table-cell office:value-type="float" office:value="0">
                <text:p>0</text:p>
                <draw:g>
                  <svg:desc>ts_cache.E2:ts_cache.E17</svg:desc>
                </draw:g>
              </table:table-cell>
              <table:table-cell office:value-type="float" office:value="0">
                <text:p>0</text:p>
                <draw:g>
                  <svg:desc>ts_cache.F2:ts_cache.F17</svg:desc>
                </draw:g>
              </table:table-cell>
              <table:table-cell office:value-type="float" office:value="0">
                <text:p>0</text:p>
                <draw:g>
                  <svg:desc>ts_cache.G2:ts_cache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068905956">
                <text:p>3.9068905956</text:p>
              </table:table-cell>
              <table:table-cell office:value-type="float" office:value="3.5849625007">
                <text:p>3.5849625007</text:p>
              </table:table-cell>
              <table:table-cell office:value-type="float" office:value="1.5849625007">
                <text:p>1.5849625007</text:p>
              </table:table-cell>
              <table:table-cell office:value-type="float" office:value="3.1699250014">
                <text:p>3.1699250014</text:p>
              </table:table-cell>
              <table:table-cell office:value-type="float" office:value="3.9068905956">
                <text:p>3.9068905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971794809">
                <text:p>8.9971794809</text:p>
              </table:table-cell>
              <table:table-cell office:value-type="float" office:value="8.8073549221">
                <text:p>8.8073549221</text:p>
              </table:table-cell>
              <table:table-cell office:value-type="float" office:value="5.9772799235">
                <text:p>5.9772799235</text:p>
              </table:table-cell>
              <table:table-cell office:value-type="float" office:value="8.4220647662">
                <text:p>8.4220647662</text:p>
              </table:table-cell>
              <table:table-cell office:value-type="float" office:value="8.9971794809">
                <text:p>8.9971794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999779861">
                <text:p>15.9999779861</text:p>
              </table:table-cell>
              <table:table-cell office:value-type="float" office:value="15.9068905956">
                <text:p>15.9068905956</text:p>
              </table:table-cell>
              <table:table-cell office:value-type="float" office:value="11.9996477365">
                <text:p>11.9996477365</text:p>
              </table:table-cell>
              <table:table-cell office:value-type="float" office:value="15.6275623824">
                <text:p>15.6275623824</text:p>
              </table:table-cell>
              <table:table-cell office:value-type="float" office:value="15.9999779861">
                <text:p>15.9999779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999999957">
                <text:p>24.999999957</text:p>
              </table:table-cell>
              <table:table-cell office:value-type="float" office:value="24.9541963104">
                <text:p>24.9541963104</text:p>
              </table:table-cell>
              <table:table-cell office:value-type="float" office:value="19.9999986241">
                <text:p>19.9999986241</text:p>
              </table:table-cell>
              <table:table-cell office:value-type="float" office:value="24.7709815519">
                <text:p>24.7709815519</text:p>
              </table:table-cell>
              <table:table-cell office:value-type="float" office:value="24.999999957">
                <text:p>24.999999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35.9772799235">
                <text:p>35.9772799235</text:p>
              </table:table-cell>
              <table:table-cell office:value-type="float" office:value="29.9999999987">
                <text:p>29.9999999987</text:p>
              </table:table-cell>
              <table:table-cell office:value-type="float" office:value="35.863679541">
                <text:p>35.8636795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48.9886846868">
                <text:p>48.9886846868</text:p>
              </table:table-cell>
              <table:table-cell office:value-type="float" office:value="42">
                <text:p>42</text:p>
              </table:table-cell>
              <table:table-cell office:value-type="float" office:value="48.9207928074">
                <text:p>48.9207928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137811912">
                <text:p>7.8137811912</text:p>
              </table:table-cell>
              <table:table-cell office:value-type="float" office:value="7.1699250014">
                <text:p>7.1699250014</text:p>
              </table:table-cell>
              <table:table-cell office:value-type="float" office:value="5.1699250014">
                <text:p>5.1699250014</text:p>
              </table:table-cell>
              <table:table-cell office:value-type="float" office:value="6.3398500029">
                <text:p>6.3398500029</text:p>
              </table:table-cell>
              <table:table-cell office:value-type="float" office:value="7.8137811912">
                <text:p>7.8137811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9943589619">
                <text:p>17.9943589619</text:p>
              </table:table-cell>
              <table:table-cell office:value-type="float" office:value="17.6147098441">
                <text:p>17.6147098441</text:p>
              </table:table-cell>
              <table:table-cell office:value-type="float" office:value="14.7846348456">
                <text:p>14.7846348456</text:p>
              </table:table-cell>
              <table:table-cell office:value-type="float" office:value="16.8441295323">
                <text:p>16.8441295323</text:p>
              </table:table-cell>
              <table:table-cell office:value-type="float" office:value="17.9943589619">
                <text:p>17.9943589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9999559721">
                <text:p>31.9999559721</text:p>
              </table:table-cell>
              <table:table-cell office:value-type="float" office:value="31.8137811912">
                <text:p>31.8137811912</text:p>
              </table:table-cell>
              <table:table-cell office:value-type="float" office:value="27.9065383321">
                <text:p>27.9065383321</text:p>
              </table:table-cell>
              <table:table-cell office:value-type="float" office:value="31.2551247649">
                <text:p>31.2551247649</text:p>
              </table:table-cell>
              <table:table-cell office:value-type="float" office:value="31.9999559721">
                <text:p>31.999955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206717868">
                <text:p>11.7206717868</text:p>
              </table:table-cell>
              <table:table-cell office:value-type="float" office:value="10.7548875022">
                <text:p>10.7548875022</text:p>
              </table:table-cell>
              <table:table-cell office:value-type="float" office:value="8.7548875022">
                <text:p>8.7548875022</text:p>
              </table:table-cell>
              <table:table-cell office:value-type="float" office:value="9.5097750043">
                <text:p>9.5097750043</text:p>
              </table:table-cell>
              <table:table-cell office:value-type="float" office:value="11.7206717868">
                <text:p>11.7206717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9915384428">
                <text:p>26.9915384428</text:p>
              </table:table-cell>
              <table:table-cell office:value-type="float" office:value="26.4220647662">
                <text:p>26.4220647662</text:p>
              </table:table-cell>
              <table:table-cell office:value-type="float" office:value="23.5919897676">
                <text:p>23.5919897676</text:p>
              </table:table-cell>
              <table:table-cell office:value-type="float" office:value="25.2661942985">
                <text:p>25.2661942985</text:p>
              </table:table-cell>
              <table:table-cell office:value-type="float" office:value="26.9915384428">
                <text:p>26.9915384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275623824">
                <text:p>15.6275623824</text:p>
              </table:table-cell>
              <table:table-cell office:value-type="float" office:value="14.3398500029">
                <text:p>14.3398500029</text:p>
              </table:table-cell>
              <table:table-cell office:value-type="float" office:value="12.3398500029">
                <text:p>12.3398500029</text:p>
              </table:table-cell>
              <table:table-cell office:value-type="float" office:value="12.6797000058">
                <text:p>12.6797000058</text:p>
              </table:table-cell>
              <table:table-cell office:value-type="float" office:value="15.6275623824">
                <text:p>15.6275623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534452978">
                <text:p>19.534452978</text:p>
              </table:table-cell>
              <table:table-cell office:value-type="float" office:value="17.9248125036">
                <text:p>17.9248125036</text:p>
              </table:table-cell>
              <table:table-cell office:value-type="float" office:value="15.9248125036">
                <text:p>15.9248125036</text:p>
              </table:table-cell>
              <table:table-cell office:value-type="float" office:value="15.8496250072">
                <text:p>15.8496250072</text:p>
              </table:table-cell>
              <table:table-cell office:value-type="float" office:value="19.534452978">
                <text:p>19.5344529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line" chart:style-name="ch1">
        <chart:legend chart:legend-position="end" svg:x="10.485cm" svg:y="2.211cm" style:legend-expansion="high" chart:style-name="ch2"/>
        <chart:plot-area chart:style-name="ch3" table:cell-range-address="ts_cache.C1:ts_cache.T17" chart:data-source-has-labels="row" svg:x="0.319cm" svg:y="0.18cm" svg:width="9.847cm" svg:height="8.645cm">
          <chartooo:coordinate-region svg:x="0.94cm" svg:y="0.379cm" svg:width="9.03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s_cache.C2:ts_cache.C17" chart:label-cell-address="ts_cache.C1:ts_cache.C1" chart:class="chart:line">
            <chart:data-point chart:repeated="16"/>
          </chart:series>
          <chart:series chart:style-name="ch7" chart:values-cell-range-address="ts_cache.D2:ts_cache.D17" chart:label-cell-address="ts_cache.D1:ts_cache.D1" chart:class="chart:line">
            <chart:data-point chart:repeated="16"/>
          </chart:series>
          <chart:series chart:style-name="ch8" chart:values-cell-range-address="ts_cache.E2:ts_cache.E17" chart:label-cell-address="ts_cache.E1:ts_cache.E1" chart:class="chart:line">
            <chart:data-point chart:repeated="16"/>
          </chart:series>
          <chart:series chart:style-name="ch9" chart:values-cell-range-address="ts_cache.F2:ts_cache.F17" chart:label-cell-address="ts_cache.F1:ts_cache.F1" chart:class="chart:line">
            <chart:data-point chart:repeated="16"/>
          </chart:series>
          <chart:series chart:style-name="ch10" chart:values-cell-range-address="ts_cache.G2:ts_cache.G17" chart:label-cell-address="ts_cache.G1:ts_cache.G1" chart:class="chart:line">
            <chart:data-point chart:repeated="16"/>
          </chart:series>
          <chart:series chart:style-name="ch11" chart:values-cell-range-address="ts_cache.H2:ts_cache.H17" chart:label-cell-address="ts_cache.H1:ts_cache.H1" chart:class="chart:line">
            <chart:data-point chart:repeated="16"/>
          </chart:series>
          <chart:series chart:style-name="ch12" chart:values-cell-range-address="ts_cache.I2:ts_cache.I17" chart:label-cell-address="ts_cache.I1:ts_cache.I1" chart:class="chart:line">
            <chart:data-point chart:repeated="16"/>
          </chart:series>
          <chart:series chart:style-name="ch13" chart:values-cell-range-address="ts_cache.J2:ts_cache.J17" chart:label-cell-address="ts_cache.J1:ts_cache.J1" chart:class="chart:line">
            <chart:data-point chart:repeated="16"/>
          </chart:series>
          <chart:series chart:style-name="ch14" chart:values-cell-range-address="ts_cache.K2:ts_cache.K17" chart:label-cell-address="ts_cache.K1:ts_cache.K1" chart:class="chart:line">
            <chart:data-point chart:repeated="16"/>
          </chart:series>
          <chart:series chart:style-name="ch15" chart:values-cell-range-address="ts_cache.L2:ts_cache.L17" chart:label-cell-address="ts_cache.L1:ts_cache.L1" chart:class="chart:line">
            <chart:data-point chart:repeated="16"/>
          </chart:series>
          <chart:series chart:style-name="ch16" chart:values-cell-range-address="ts_cache.M2:ts_cache.M17" chart:label-cell-address="ts_cache.M1:ts_cache.M1" chart:class="chart:line">
            <chart:data-point chart:repeated="16"/>
          </chart:series>
          <chart:series chart:style-name="ch17" chart:values-cell-range-address="ts_cache.N2:ts_cache.N17" chart:label-cell-address="ts_cache.N1:ts_cache.N1" chart:class="chart:line">
            <chart:data-point chart:repeated="16"/>
          </chart:series>
          <chart:series chart:style-name="ch18" chart:values-cell-range-address="ts_cache.O2:ts_cache.O17" chart:label-cell-address="ts_cache.O1:ts_cache.O1" chart:class="chart:line">
            <chart:data-point chart:repeated="16"/>
          </chart:series>
          <chart:series chart:style-name="ch19" chart:values-cell-range-address="ts_cache.P2:ts_cache.P17" chart:label-cell-address="ts_cache.P1:ts_cache.P1" chart:class="chart:line">
            <chart:data-point chart:repeated="16"/>
          </chart:series>
          <chart:series chart:style-name="ch20" chart:values-cell-range-address="ts_cache.Q2:ts_cache.Q17" chart:label-cell-address="ts_cache.Q1:ts_cache.Q1" chart:class="chart:line">
            <chart:data-point chart:repeated="16"/>
          </chart:series>
          <chart:series chart:style-name="ch21" chart:values-cell-range-address="ts_cache.R2:ts_cache.R17" chart:label-cell-address="ts_cache.R1:ts_cache.R1" chart:class="chart:line">
            <chart:data-point chart:repeated="16"/>
          </chart:series>
          <chart:series chart:style-name="ch22" chart:values-cell-range-address="ts_cache.S2:ts_cache.S17" chart:label-cell-address="ts_cache.S1:ts_cache.S1" chart:class="chart:line">
            <chart:data-point chart:repeated="16"/>
          </chart:series>
          <chart:series chart:style-name="ch23" chart:values-cell-range-address="ts_cache.T2:ts_cache.T17" chart:label-cell-address="ts_cache.T1:ts_cache.T1" chart:class="chart:line">
            <chart:data-point chart:repeated="16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</text:p>
                <draw:g>
                  <svg:desc>ts_cache.C1:ts_cache.C1</svg:desc>
                </draw:g>
              </table:table-cell>
              <table:table-cell office:value-type="string">
                <text:p>ia</text:p>
                <draw:g>
                  <svg:desc>ts_cache.D1:ts_cache.D1</svg:desc>
                </draw:g>
              </table:table-cell>
              <table:table-cell office:value-type="string">
                <text:p>nia</text:p>
                <draw:g>
                  <svg:desc>ts_cache.E1:ts_cache.E1</svg:desc>
                </draw:g>
              </table:table-cell>
              <table:table-cell office:value-type="string">
                <text:p>pi</text:p>
                <draw:g>
                  <svg:desc>ts_cache.F1:ts_cache.F1</svg:desc>
                </draw:g>
              </table:table-cell>
              <table:table-cell office:value-type="string">
                <text:p>pd</text:p>
                <draw:g>
                  <svg:desc>ts_cache.G1:ts_cache.G1</svg:desc>
                </draw:g>
              </table:table-cell>
              <table:table-cell office:value-type="string">
                <text:p>pn</text:p>
                <draw:g>
                  <svg:desc>ts_cache.H1:ts_cache.H1</svg:desc>
                </draw:g>
              </table:table-cell>
              <table:table-cell office:value-type="string">
                <text:p>ia_pi</text:p>
                <draw:g>
                  <svg:desc>ts_cache.I1:ts_cache.I1</svg:desc>
                </draw:g>
              </table:table-cell>
              <table:table-cell office:value-type="string">
                <text:p>ia_pd</text:p>
                <draw:g>
                  <svg:desc>ts_cache.J1:ts_cache.J1</svg:desc>
                </draw:g>
              </table:table-cell>
              <table:table-cell office:value-type="string">
                <text:p>ia_pn</text:p>
                <draw:g>
                  <svg:desc>ts_cache.K1:ts_cache.K1</svg:desc>
                </draw:g>
              </table:table-cell>
              <table:table-cell office:value-type="string">
                <text:p>nia_pi</text:p>
                <draw:g>
                  <svg:desc>ts_cache.L1:ts_cache.L1</svg:desc>
                </draw:g>
              </table:table-cell>
              <table:table-cell office:value-type="string">
                <text:p>nia_pd</text:p>
                <draw:g>
                  <svg:desc>ts_cache.M1:ts_cache.M1</svg:desc>
                </draw:g>
              </table:table-cell>
              <table:table-cell office:value-type="string">
                <text:p>nia_pn</text:p>
                <draw:g>
                  <svg:desc>ts_cache.N1:ts_cache.N1</svg:desc>
                </draw:g>
              </table:table-cell>
              <table:table-cell office:value-type="string">
                <text:p>pi_pn</text:p>
                <draw:g>
                  <svg:desc>ts_cache.O1:ts_cache.O1</svg:desc>
                </draw:g>
              </table:table-cell>
              <table:table-cell office:value-type="string">
                <text:p>pd_pn</text:p>
                <draw:g>
                  <svg:desc>ts_cache.P1:ts_cache.P1</svg:desc>
                </draw:g>
              </table:table-cell>
              <table:table-cell office:value-type="string">
                <text:p>ia_pi_pn</text:p>
                <draw:g>
                  <svg:desc>ts_cache.Q1:ts_cache.Q1</svg:desc>
                </draw:g>
              </table:table-cell>
              <table:table-cell office:value-type="string">
                <text:p>ia_pd_pn</text:p>
                <draw:g>
                  <svg:desc>ts_cache.R1:ts_cache.R1</svg:desc>
                </draw:g>
              </table:table-cell>
              <table:table-cell office:value-type="string">
                <text:p>nia_pi_pn</text:p>
                <draw:g>
                  <svg:desc>ts_cache.S1:ts_cache.S1</svg:desc>
                </draw:g>
              </table:table-cell>
              <table:table-cell office:value-type="string">
                <text:p>nia_pd_pn</text:p>
                <draw:g>
                  <svg:desc>ts_cache.T1:ts_cache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s_cache.C2:ts_cache.C17</svg:desc>
                </draw:g>
              </table:table-cell>
              <table:table-cell office:value-type="float" office:value="0">
                <text:p>0</text:p>
                <draw:g>
                  <svg:desc>ts_cache.D2:ts_cache.D17</svg:desc>
                </draw:g>
              </table:table-cell>
              <table:table-cell office:value-type="float" office:value="0">
                <text:p>0</text:p>
                <draw:g>
                  <svg:desc>ts_cache.E2:ts_cache.E17</svg:desc>
                </draw:g>
              </table:table-cell>
              <table:table-cell office:value-type="float" office:value="0">
                <text:p>0</text:p>
                <draw:g>
                  <svg:desc>ts_cache.F2:ts_cache.F17</svg:desc>
                </draw:g>
              </table:table-cell>
              <table:table-cell office:value-type="float" office:value="0">
                <text:p>0</text:p>
                <draw:g>
                  <svg:desc>ts_cache.G2:ts_cache.G17</svg:desc>
                </draw:g>
              </table:table-cell>
              <table:table-cell office:value-type="float" office:value="0">
                <text:p>0</text:p>
                <draw:g>
                  <svg:desc>ts_cache.H2:ts_cache.H17</svg:desc>
                </draw:g>
              </table:table-cell>
              <table:table-cell office:value-type="float" office:value="0">
                <text:p>0</text:p>
                <draw:g>
                  <svg:desc>ts_cache.I2:ts_cache.I17</svg:desc>
                </draw:g>
              </table:table-cell>
              <table:table-cell office:value-type="float" office:value="0">
                <text:p>0</text:p>
                <draw:g>
                  <svg:desc>ts_cache.J2:ts_cache.J17</svg:desc>
                </draw:g>
              </table:table-cell>
              <table:table-cell office:value-type="float" office:value="0">
                <text:p>0</text:p>
                <draw:g>
                  <svg:desc>ts_cache.K2:ts_cache.K17</svg:desc>
                </draw:g>
              </table:table-cell>
              <table:table-cell office:value-type="float" office:value="0">
                <text:p>0</text:p>
                <draw:g>
                  <svg:desc>ts_cache.L2:ts_cache.L17</svg:desc>
                </draw:g>
              </table:table-cell>
              <table:table-cell office:value-type="float" office:value="0">
                <text:p>0</text:p>
                <draw:g>
                  <svg:desc>ts_cache.M2:ts_cache.M17</svg:desc>
                </draw:g>
              </table:table-cell>
              <table:table-cell office:value-type="float" office:value="0">
                <text:p>0</text:p>
                <draw:g>
                  <svg:desc>ts_cache.N2:ts_cache.N17</svg:desc>
                </draw:g>
              </table:table-cell>
              <table:table-cell office:value-type="float" office:value="0">
                <text:p>0</text:p>
                <draw:g>
                  <svg:desc>ts_cache.O2:ts_cache.O17</svg:desc>
                </draw:g>
              </table:table-cell>
              <table:table-cell office:value-type="float" office:value="0">
                <text:p>0</text:p>
                <draw:g>
                  <svg:desc>ts_cache.P2:ts_cache.P17</svg:desc>
                </draw:g>
              </table:table-cell>
              <table:table-cell office:value-type="float" office:value="0">
                <text:p>0</text:p>
                <draw:g>
                  <svg:desc>ts_cache.Q2:ts_cache.Q17</svg:desc>
                </draw:g>
              </table:table-cell>
              <table:table-cell office:value-type="float" office:value="0">
                <text:p>0</text:p>
                <draw:g>
                  <svg:desc>ts_cache.R2:ts_cache.R17</svg:desc>
                </draw:g>
              </table:table-cell>
              <table:table-cell office:value-type="float" office:value="0">
                <text:p>0</text:p>
                <draw:g>
                  <svg:desc>ts_cache.S2:ts_cache.S17</svg:desc>
                </draw:g>
              </table:table-cell>
              <table:table-cell office:value-type="float" office:value="0">
                <text:p>0</text:p>
                <draw:g>
                  <svg:desc>ts_cache.T2:ts_cache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068905956">
                <text:p>3.9068905956</text:p>
              </table:table-cell>
              <table:table-cell office:value-type="float" office:value="3.5849625007">
                <text:p>3.5849625007</text:p>
              </table:table-cell>
              <table:table-cell office:value-type="float" office:value="1.5849625007">
                <text:p>1.5849625007</text:p>
              </table:table-cell>
              <table:table-cell office:value-type="float" office:value="3.1699250014">
                <text:p>3.1699250014</text:p>
              </table:table-cell>
              <table:table-cell office:value-type="float" office:value="3.9068905956">
                <text:p>3.9068905956</text:p>
              </table:table-cell>
              <table:table-cell office:value-type="float" office:value="3.1699250014">
                <text:p>3.1699250014</text:p>
              </table:table-cell>
              <table:table-cell office:value-type="float" office:value="3.1699250014">
                <text:p>3.1699250014</text:p>
              </table:table-cell>
              <table:table-cell office:value-type="float" office:value="3.5849625007">
                <text:p>3.584962500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849625007">
                <text:p>1.5849625007</text:p>
              </table:table-cell>
              <table:table-cell office:value-type="float" office:value="0">
                <text:p>0</text:p>
              </table:table-cell>
              <table:table-cell office:value-type="float" office:value="2.8073549221">
                <text:p>2.8073549221</text:p>
              </table:table-cell>
              <table:table-cell office:value-type="float" office:value="3.1699250014">
                <text:p>3.1699250014</text:p>
              </table:table-cell>
              <table:table-cell office:value-type="float" office:value="2.8073549221">
                <text:p>2.80735492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971794809">
                <text:p>8.9971794809</text:p>
              </table:table-cell>
              <table:table-cell office:value-type="float" office:value="8.8073549221">
                <text:p>8.8073549221</text:p>
              </table:table-cell>
              <table:table-cell office:value-type="float" office:value="5.9772799235">
                <text:p>5.9772799235</text:p>
              </table:table-cell>
              <table:table-cell office:value-type="float" office:value="8.4220647662">
                <text:p>8.4220647662</text:p>
              </table:table-cell>
              <table:table-cell office:value-type="float" office:value="8.9971794809">
                <text:p>8.9971794809</text:p>
              </table:table-cell>
              <table:table-cell office:value-type="float" office:value="8.4220647662">
                <text:p>8.4220647662</text:p>
              </table:table-cell>
              <table:table-cell office:value-type="float" office:value="8.4220647662">
                <text:p>8.4220647662</text:p>
              </table:table-cell>
              <table:table-cell office:value-type="float" office:value="8.8073549221">
                <text:p>8.8073549221</text:p>
              </table:table-cell>
              <table:table-cell office:value-type="float" office:value="8.3037807482">
                <text:p>8.3037807482</text:p>
              </table:table-cell>
              <table:table-cell office:value-type="float" office:value="0">
                <text:p>0</text:p>
              </table:table-cell>
              <table:table-cell office:value-type="float" office:value="5.9772799235">
                <text:p>5.9772799235</text:p>
              </table:table-cell>
              <table:table-cell office:value-type="float" office:value="4.7548875022">
                <text:p>4.7548875022</text:p>
              </table:table-cell>
              <table:table-cell office:value-type="float" office:value="8.0498485495">
                <text:p>8.0498485495</text:p>
              </table:table-cell>
              <table:table-cell office:value-type="float" office:value="8.4220647662">
                <text:p>8.4220647662</text:p>
              </table:table-cell>
              <table:table-cell office:value-type="float" office:value="8.0498485495">
                <text:p>8.0498485495</text:p>
              </table:table-cell>
              <table:table-cell office:value-type="float" office:value="8.3037807482">
                <text:p>8.3037807482</text:p>
              </table:table-cell>
              <table:table-cell office:value-type="float" office:value="0">
                <text:p>0</text:p>
              </table:table-cell>
              <table:table-cell office:value-type="float" office:value="4.7548875022">
                <text:p>4.7548875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999779861">
                <text:p>15.9999779861</text:p>
              </table:table-cell>
              <table:table-cell office:value-type="float" office:value="15.9068905956">
                <text:p>15.9068905956</text:p>
              </table:table-cell>
              <table:table-cell office:value-type="float" office:value="11.9996477365">
                <text:p>11.9996477365</text:p>
              </table:table-cell>
              <table:table-cell office:value-type="float" office:value="15.6275623824">
                <text:p>15.6275623824</text:p>
              </table:table-cell>
              <table:table-cell office:value-type="float" office:value="15.9999779861">
                <text:p>15.9999779861</text:p>
              </table:table-cell>
              <table:table-cell office:value-type="float" office:value="15.6275623824">
                <text:p>15.6275623824</text:p>
              </table:table-cell>
              <table:table-cell office:value-type="float" office:value="15.6275623824">
                <text:p>15.6275623824</text:p>
              </table:table-cell>
              <table:table-cell office:value-type="float" office:value="15.9068905956">
                <text:p>15.9068905956</text:p>
              </table:table-cell>
              <table:table-cell office:value-type="float" office:value="15.5574637016">
                <text:p>15.5574637016</text:p>
              </table:table-cell>
              <table:table-cell office:value-type="float" office:value="0">
                <text:p>0</text:p>
              </table:table-cell>
              <table:table-cell office:value-type="float" office:value="11.9996477365">
                <text:p>11.9996477365</text:p>
              </table:table-cell>
              <table:table-cell office:value-type="float" office:value="11.2294196882">
                <text:p>11.2294196882</text:p>
              </table:table-cell>
              <table:table-cell office:value-type="float" office:value="15.3409280034">
                <text:p>15.3409280034</text:p>
              </table:table-cell>
              <table:table-cell office:value-type="float" office:value="15.6275623824">
                <text:p>15.6275623824</text:p>
              </table:table-cell>
              <table:table-cell office:value-type="float" office:value="15.3409280034">
                <text:p>15.3409280034</text:p>
              </table:table-cell>
              <table:table-cell office:value-type="float" office:value="15.5574637016">
                <text:p>15.5574637016</text:p>
              </table:table-cell>
              <table:table-cell office:value-type="float" office:value="0">
                <text:p>0</text:p>
              </table:table-cell>
              <table:table-cell office:value-type="float" office:value="11.2294196882">
                <text:p>11.2294196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999999957">
                <text:p>24.999999957</text:p>
              </table:table-cell>
              <table:table-cell office:value-type="float" office:value="24.9541963104">
                <text:p>24.9541963104</text:p>
              </table:table-cell>
              <table:table-cell office:value-type="float" office:value="19.9999986241">
                <text:p>19.9999986241</text:p>
              </table:table-cell>
              <table:table-cell office:value-type="float" office:value="24.7709815519">
                <text:p>24.7709815519</text:p>
              </table:table-cell>
              <table:table-cell office:value-type="float" office:value="24.999999957">
                <text:p>24.999999957</text:p>
              </table:table-cell>
              <table:table-cell office:value-type="float" office:value="24.7709815519">
                <text:p>24.7709815519</text:p>
              </table:table-cell>
              <table:table-cell office:value-type="float" office:value="24.7709815519">
                <text:p>24.7709815519</text:p>
              </table:table-cell>
              <table:table-cell office:value-type="float" office:value="24.9541963104">
                <text:p>24.9541963104</text:p>
              </table:table-cell>
              <table:table-cell office:value-type="float" office:value="24.7321980712">
                <text:p>24.7321980712</text:p>
              </table:table-cell>
              <table:table-cell office:value-type="float" office:value="0">
                <text:p>0</text:p>
              </table:table-cell>
              <table:table-cell office:value-type="float" office:value="19.9999986241">
                <text:p>19.9999986241</text:p>
              </table:table-cell>
              <table:table-cell office:value-type="float" office:value="19.534452978">
                <text:p>19.534452978</text:p>
              </table:table-cell>
              <table:table-cell office:value-type="float" office:value="24.5753047796">
                <text:p>24.5753047796</text:p>
              </table:table-cell>
              <table:table-cell office:value-type="float" office:value="24.7709815519">
                <text:p>24.7709815519</text:p>
              </table:table-cell>
              <table:table-cell office:value-type="float" office:value="24.5753047796">
                <text:p>24.5753047796</text:p>
              </table:table-cell>
              <table:table-cell office:value-type="float" office:value="24.7321980712">
                <text:p>24.7321980712</text:p>
              </table:table-cell>
              <table:table-cell office:value-type="float" office:value="0">
                <text:p>0</text:p>
              </table:table-cell>
              <table:table-cell office:value-type="float" office:value="19.534452978">
                <text:p>19.534452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35.9772799235">
                <text:p>35.9772799235</text:p>
              </table:table-cell>
              <table:table-cell office:value-type="float" office:value="29.9999999987">
                <text:p>29.9999999987</text:p>
              </table:table-cell>
              <table:table-cell office:value-type="float" office:value="35.863679541">
                <text:p>35.863679541</text:p>
              </table:table-cell>
              <table:table-cell office:value-type="float" office:value="36">
                <text:p>36</text:p>
              </table:table-cell>
              <table:table-cell office:value-type="float" office:value="35.863679541">
                <text:p>35.863679541</text:p>
              </table:table-cell>
              <table:table-cell office:value-type="float" office:value="35.863679541">
                <text:p>35.863679541</text:p>
              </table:table-cell>
              <table:table-cell office:value-type="float" office:value="35.9772799235">
                <text:p>35.9772799235</text:p>
              </table:table-cell>
              <table:table-cell office:value-type="float" office:value="35.8430541525">
                <text:p>35.8430541525</text:p>
              </table:table-cell>
              <table:table-cell office:value-type="float" office:value="0">
                <text:p>0</text:p>
              </table:table-cell>
              <table:table-cell office:value-type="float" office:value="29.9999999987">
                <text:p>29.9999999987</text:p>
              </table:table-cell>
              <table:table-cell office:value-type="float" office:value="29.7251778623">
                <text:p>29.7251778623</text:p>
              </table:table-cell>
              <table:table-cell office:value-type="float" office:value="35.7395019591">
                <text:p>35.7395019591</text:p>
              </table:table-cell>
              <table:table-cell office:value-type="float" office:value="35.863679541">
                <text:p>35.863679541</text:p>
              </table:table-cell>
              <table:table-cell office:value-type="float" office:value="35.7395019591">
                <text:p>35.7395019591</text:p>
              </table:table-cell>
              <table:table-cell office:value-type="float" office:value="35.8430541525">
                <text:p>35.8430541525</text:p>
              </table:table-cell>
              <table:table-cell office:value-type="float" office:value="0">
                <text:p>0</text:p>
              </table:table-cell>
              <table:table-cell office:value-type="float" office:value="29.7251778623">
                <text:p>29.7251778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48.9886846868">
                <text:p>48.9886846868</text:p>
              </table:table-cell>
              <table:table-cell office:value-type="float" office:value="42">
                <text:p>42</text:p>
              </table:table-cell>
              <table:table-cell office:value-type="float" office:value="48.9207928074">
                <text:p>48.9207928074</text:p>
              </table:table-cell>
              <table:table-cell office:value-type="float" office:value="49">
                <text:p>49</text:p>
              </table:table-cell>
              <table:table-cell office:value-type="float" office:value="48.9207928074">
                <text:p>48.9207928074</text:p>
              </table:table-cell>
              <table:table-cell office:value-type="float" office:value="48.9207928074">
                <text:p>48.9207928074</text:p>
              </table:table-cell>
              <table:table-cell office:value-type="float" office:value="48.9886846868">
                <text:p>48.9886846868</text:p>
              </table:table-cell>
              <table:table-cell office:value-type="float" office:value="48.9100888976">
                <text:p>48.9100888976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1.8409594645">
                <text:p>41.8409594645</text:p>
              </table:table-cell>
              <table:table-cell office:value-type="float" office:value="48.8457737284">
                <text:p>48.8457737284</text:p>
              </table:table-cell>
              <table:table-cell office:value-type="float" office:value="48.9207928074">
                <text:p>48.9207928074</text:p>
              </table:table-cell>
              <table:table-cell office:value-type="float" office:value="48.8457737284">
                <text:p>48.8457737284</text:p>
              </table:table-cell>
              <table:table-cell office:value-type="float" office:value="48.9100888976">
                <text:p>48.9100888976</text:p>
              </table:table-cell>
              <table:table-cell office:value-type="float" office:value="0">
                <text:p>0</text:p>
              </table:table-cell>
              <table:table-cell office:value-type="float" office:value="41.8409594645">
                <text:p>41.8409594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137811912">
                <text:p>7.8137811912</text:p>
              </table:table-cell>
              <table:table-cell office:value-type="float" office:value="7.1699250014">
                <text:p>7.1699250014</text:p>
              </table:table-cell>
              <table:table-cell office:value-type="float" office:value="5.1699250014">
                <text:p>5.1699250014</text:p>
              </table:table-cell>
              <table:table-cell office:value-type="float" office:value="6.3398500029">
                <text:p>6.3398500029</text:p>
              </table:table-cell>
              <table:table-cell office:value-type="float" office:value="7.8137811912">
                <text:p>7.8137811912</text:p>
              </table:table-cell>
              <table:table-cell office:value-type="float" office:value="6.3398500029">
                <text:p>6.3398500029</text:p>
              </table:table-cell>
              <table:table-cell office:value-type="float" office:value="6.3398500029">
                <text:p>6.3398500029</text:p>
              </table:table-cell>
              <table:table-cell office:value-type="float" office:value="7.1699250014">
                <text:p>7.1699250014</text:p>
              </table:table-cell>
              <table:table-cell office:value-type="float" office:value="6">
                <text:p>6</text:p>
              </table:table-cell>
              <table:table-cell office:value-type="float" office:value="4.7548875022">
                <text:p>4.7548875022</text:p>
              </table:table-cell>
              <table:table-cell office:value-type="float" office:value="5.1699250014">
                <text:p>5.1699250014</text:p>
              </table:table-cell>
              <table:table-cell office:value-type="float" office:value="3">
                <text:p>3</text:p>
              </table:table-cell>
              <table:table-cell office:value-type="float" office:value="5.6147098441">
                <text:p>5.6147098441</text:p>
              </table:table-cell>
              <table:table-cell office:value-type="float" office:value="6.3398500029">
                <text:p>6.3398500029</text:p>
              </table:table-cell>
              <table:table-cell office:value-type="float" office:value="5.6147098441">
                <text:p>5.6147098441</text:p>
              </table:table-cell>
              <table:table-cell office:value-type="float" office:value="6">
                <text:p>6</text:p>
              </table:table-cell>
              <table:table-cell office:value-type="float" office:value="2.8073549221">
                <text:p>2.8073549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9943589619">
                <text:p>17.9943589619</text:p>
              </table:table-cell>
              <table:table-cell office:value-type="float" office:value="17.6147098441">
                <text:p>17.6147098441</text:p>
              </table:table-cell>
              <table:table-cell office:value-type="float" office:value="14.7846348456">
                <text:p>14.7846348456</text:p>
              </table:table-cell>
              <table:table-cell office:value-type="float" office:value="16.8441295323">
                <text:p>16.8441295323</text:p>
              </table:table-cell>
              <table:table-cell office:value-type="float" office:value="17.9943589619">
                <text:p>17.9943589619</text:p>
              </table:table-cell>
              <table:table-cell office:value-type="float" office:value="16.8441295323">
                <text:p>16.8441295323</text:p>
              </table:table-cell>
              <table:table-cell office:value-type="float" office:value="16.8441295323">
                <text:p>16.8441295323</text:p>
              </table:table-cell>
              <table:table-cell office:value-type="float" office:value="17.6147098441">
                <text:p>17.6147098441</text:p>
              </table:table-cell>
              <table:table-cell office:value-type="float" office:value="16.6075614964">
                <text:p>16.6075614964</text:p>
              </table:table-cell>
              <table:table-cell office:value-type="float" office:value="14.0367746103">
                <text:p>14.0367746103</text:p>
              </table:table-cell>
              <table:table-cell office:value-type="float" office:value="14.7846348456">
                <text:p>14.7846348456</text:p>
              </table:table-cell>
              <table:table-cell office:value-type="float" office:value="13.0586682503">
                <text:p>13.0586682503</text:p>
              </table:table-cell>
              <table:table-cell office:value-type="float" office:value="16.0996970989">
                <text:p>16.0996970989</text:p>
              </table:table-cell>
              <table:table-cell office:value-type="float" office:value="16.8441295323">
                <text:p>16.8441295323</text:p>
              </table:table-cell>
              <table:table-cell office:value-type="float" office:value="16.0996970989">
                <text:p>16.0996970989</text:p>
              </table:table-cell>
              <table:table-cell office:value-type="float" office:value="16.6075614964">
                <text:p>16.6075614964</text:p>
              </table:table-cell>
              <table:table-cell office:value-type="float" office:value="12.6937047392">
                <text:p>12.6937047392</text:p>
              </table:table-cell>
              <table:table-cell office:value-type="float" office:value="13.0586682503">
                <text:p>13.0586682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9999559721">
                <text:p>31.9999559721</text:p>
              </table:table-cell>
              <table:table-cell office:value-type="float" office:value="31.8137811912">
                <text:p>31.8137811912</text:p>
              </table:table-cell>
              <table:table-cell office:value-type="float" office:value="27.9065383321">
                <text:p>27.9065383321</text:p>
              </table:table-cell>
              <table:table-cell office:value-type="float" office:value="31.2551247649">
                <text:p>31.2551247649</text:p>
              </table:table-cell>
              <table:table-cell office:value-type="float" office:value="31.9999559721">
                <text:p>31.9999559721</text:p>
              </table:table-cell>
              <table:table-cell office:value-type="float" office:value="31.2551247649">
                <text:p>31.2551247649</text:p>
              </table:table-cell>
              <table:table-cell office:value-type="float" office:value="31.2551247649">
                <text:p>31.2551247649</text:p>
              </table:table-cell>
              <table:table-cell office:value-type="float" office:value="31.8137811912">
                <text:p>31.8137811912</text:p>
              </table:table-cell>
              <table:table-cell office:value-type="float" office:value="31.1149274032">
                <text:p>31.1149274032</text:p>
              </table:table-cell>
              <table:table-cell office:value-type="float" office:value="27.3482341693">
                <text:p>27.3482341693</text:p>
              </table:table-cell>
              <table:table-cell office:value-type="float" office:value="27.9065383321">
                <text:p>27.9065383321</text:p>
              </table:table-cell>
              <table:table-cell office:value-type="float" office:value="26.7868833898">
                <text:p>26.7868833898</text:p>
              </table:table-cell>
              <table:table-cell office:value-type="float" office:value="30.6818560069">
                <text:p>30.6818560069</text:p>
              </table:table-cell>
              <table:table-cell office:value-type="float" office:value="31.2551247649">
                <text:p>31.2551247649</text:p>
              </table:table-cell>
              <table:table-cell office:value-type="float" office:value="30.6818560069">
                <text:p>30.6818560069</text:p>
              </table:table-cell>
              <table:table-cell office:value-type="float" office:value="31.1149274032">
                <text:p>31.1149274032</text:p>
              </table:table-cell>
              <table:table-cell office:value-type="float" office:value="26.4184113603">
                <text:p>26.4184113603</text:p>
              </table:table-cell>
              <table:table-cell office:value-type="float" office:value="26.7868833898">
                <text:p>26.7868833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206717868">
                <text:p>11.7206717868</text:p>
              </table:table-cell>
              <table:table-cell office:value-type="float" office:value="10.7548875022">
                <text:p>10.7548875022</text:p>
              </table:table-cell>
              <table:table-cell office:value-type="float" office:value="8.7548875022">
                <text:p>8.7548875022</text:p>
              </table:table-cell>
              <table:table-cell office:value-type="float" office:value="9.5097750043">
                <text:p>9.5097750043</text:p>
              </table:table-cell>
              <table:table-cell office:value-type="float" office:value="11.7206717868">
                <text:p>11.7206717868</text:p>
              </table:table-cell>
              <table:table-cell office:value-type="float" office:value="9.5097750043">
                <text:p>9.5097750043</text:p>
              </table:table-cell>
              <table:table-cell office:value-type="float" office:value="9.5097750043">
                <text:p>9.5097750043</text:p>
              </table:table-cell>
              <table:table-cell office:value-type="float" office:value="10.7548875022">
                <text:p>10.7548875022</text:p>
              </table:table-cell>
              <table:table-cell office:value-type="float" office:value="9">
                <text:p>9</text:p>
              </table:table-cell>
              <table:table-cell office:value-type="float" office:value="7.9248125036">
                <text:p>7.9248125036</text:p>
              </table:table-cell>
              <table:table-cell office:value-type="float" office:value="8.7548875022">
                <text:p>8.7548875022</text:p>
              </table:table-cell>
              <table:table-cell office:value-type="float" office:value="6">
                <text:p>6</text:p>
              </table:table-cell>
              <table:table-cell office:value-type="float" office:value="8.4220647662">
                <text:p>8.4220647662</text:p>
              </table:table-cell>
              <table:table-cell office:value-type="float" office:value="9.5097750043">
                <text:p>9.5097750043</text:p>
              </table:table-cell>
              <table:table-cell office:value-type="float" office:value="8.4220647662">
                <text:p>8.4220647662</text:p>
              </table:table-cell>
              <table:table-cell office:value-type="float" office:value="9">
                <text:p>9</text:p>
              </table:table-cell>
              <table:table-cell office:value-type="float" office:value="5.6147098441">
                <text:p>5.6147098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9915384428">
                <text:p>26.9915384428</text:p>
              </table:table-cell>
              <table:table-cell office:value-type="float" office:value="26.4220647662">
                <text:p>26.4220647662</text:p>
              </table:table-cell>
              <table:table-cell office:value-type="float" office:value="23.5919897676">
                <text:p>23.5919897676</text:p>
              </table:table-cell>
              <table:table-cell office:value-type="float" office:value="25.2661942985">
                <text:p>25.2661942985</text:p>
              </table:table-cell>
              <table:table-cell office:value-type="float" office:value="26.9915384428">
                <text:p>26.9915384428</text:p>
              </table:table-cell>
              <table:table-cell office:value-type="float" office:value="25.2661942985">
                <text:p>25.2661942985</text:p>
              </table:table-cell>
              <table:table-cell office:value-type="float" office:value="25.2661942985">
                <text:p>25.2661942985</text:p>
              </table:table-cell>
              <table:table-cell office:value-type="float" office:value="26.4220647662">
                <text:p>26.4220647662</text:p>
              </table:table-cell>
              <table:table-cell office:value-type="float" office:value="24.9113422445">
                <text:p>24.9113422445</text:p>
              </table:table-cell>
              <table:table-cell office:value-type="float" office:value="22.4588393765">
                <text:p>22.4588393765</text:p>
              </table:table-cell>
              <table:table-cell office:value-type="float" office:value="23.5919897676">
                <text:p>23.5919897676</text:p>
              </table:table-cell>
              <table:table-cell office:value-type="float" office:value="21.3624489985">
                <text:p>21.3624489985</text:p>
              </table:table-cell>
              <table:table-cell office:value-type="float" office:value="24.1495456484">
                <text:p>24.1495456484</text:p>
              </table:table-cell>
              <table:table-cell office:value-type="float" office:value="25.2661942985">
                <text:p>25.2661942985</text:p>
              </table:table-cell>
              <table:table-cell office:value-type="float" office:value="24.1495456484">
                <text:p>24.1495456484</text:p>
              </table:table-cell>
              <table:table-cell office:value-type="float" office:value="24.9113422445">
                <text:p>24.9113422445</text:p>
              </table:table-cell>
              <table:table-cell office:value-type="float" office:value="20.7435532887">
                <text:p>20.7435532887</text:p>
              </table:table-cell>
              <table:table-cell office:value-type="float" office:value="21.3624489985">
                <text:p>21.3624489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275623824">
                <text:p>15.6275623824</text:p>
              </table:table-cell>
              <table:table-cell office:value-type="float" office:value="14.3398500029">
                <text:p>14.3398500029</text:p>
              </table:table-cell>
              <table:table-cell office:value-type="float" office:value="12.3398500029">
                <text:p>12.3398500029</text:p>
              </table:table-cell>
              <table:table-cell office:value-type="float" office:value="12.6797000058">
                <text:p>12.6797000058</text:p>
              </table:table-cell>
              <table:table-cell office:value-type="float" office:value="15.6275623824">
                <text:p>15.6275623824</text:p>
              </table:table-cell>
              <table:table-cell office:value-type="float" office:value="12.6797000058">
                <text:p>12.6797000058</text:p>
              </table:table-cell>
              <table:table-cell office:value-type="float" office:value="12.6797000058">
                <text:p>12.6797000058</text:p>
              </table:table-cell>
              <table:table-cell office:value-type="float" office:value="14.3398500029">
                <text:p>14.3398500029</text:p>
              </table:table-cell>
              <table:table-cell office:value-type="float" office:value="12">
                <text:p>12</text:p>
              </table:table-cell>
              <table:table-cell office:value-type="float" office:value="11.094737505">
                <text:p>11.094737505</text:p>
              </table:table-cell>
              <table:table-cell office:value-type="float" office:value="12.3398500029">
                <text:p>12.3398500029</text:p>
              </table:table-cell>
              <table:table-cell office:value-type="float" office:value="9">
                <text:p>9</text:p>
              </table:table-cell>
              <table:table-cell office:value-type="float" office:value="11.2294196882">
                <text:p>11.2294196882</text:p>
              </table:table-cell>
              <table:table-cell office:value-type="float" office:value="12.6797000058">
                <text:p>12.6797000058</text:p>
              </table:table-cell>
              <table:table-cell office:value-type="float" office:value="11.2294196882">
                <text:p>11.2294196882</text:p>
              </table:table-cell>
              <table:table-cell office:value-type="float" office:value="12">
                <text:p>12</text:p>
              </table:table-cell>
              <table:table-cell office:value-type="float" office:value="8.4220647662">
                <text:p>8.4220647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534452978">
                <text:p>19.534452978</text:p>
              </table:table-cell>
              <table:table-cell office:value-type="float" office:value="17.9248125036">
                <text:p>17.9248125036</text:p>
              </table:table-cell>
              <table:table-cell office:value-type="float" office:value="15.9248125036">
                <text:p>15.9248125036</text:p>
              </table:table-cell>
              <table:table-cell office:value-type="float" office:value="15.8496250072">
                <text:p>15.8496250072</text:p>
              </table:table-cell>
              <table:table-cell office:value-type="float" office:value="19.534452978">
                <text:p>19.534452978</text:p>
              </table:table-cell>
              <table:table-cell office:value-type="float" office:value="15.8496250072">
                <text:p>15.8496250072</text:p>
              </table:table-cell>
              <table:table-cell office:value-type="float" office:value="15.8496250072">
                <text:p>15.8496250072</text:p>
              </table:table-cell>
              <table:table-cell office:value-type="float" office:value="17.9248125036">
                <text:p>17.9248125036</text:p>
              </table:table-cell>
              <table:table-cell office:value-type="float" office:value="15">
                <text:p>15</text:p>
              </table:table-cell>
              <table:table-cell office:value-type="float" office:value="14.2646625065">
                <text:p>14.2646625065</text:p>
              </table:table-cell>
              <table:table-cell office:value-type="float" office:value="15.9248125036">
                <text:p>15.9248125036</text:p>
              </table:table-cell>
              <table:table-cell office:value-type="float" office:value="12">
                <text:p>12</text:p>
              </table:table-cell>
              <table:table-cell office:value-type="float" office:value="14.0367746103">
                <text:p>14.0367746103</text:p>
              </table:table-cell>
              <table:table-cell office:value-type="float" office:value="15.8496250072">
                <text:p>15.8496250072</text:p>
              </table:table-cell>
              <table:table-cell office:value-type="float" office:value="14.0367746103">
                <text:p>14.0367746103</text:p>
              </table:table-cell>
              <table:table-cell office:value-type="float" office:value="15">
                <text:p>15</text:p>
              </table:table-cell>
              <table:table-cell office:value-type="float" office:value="11.2294196882">
                <text:p>11.229419688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